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1.605cm"/>
    </style:style>
    <style:style style:name="co10" style:family="table-column">
      <style:table-column-properties fo:break-before="auto" style:column-width="1.66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1.3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224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7.903cm" svg:height="13.859cm" svg:x="49.9cm" svg:y="0.476cm">
            <draw:object draw:notify-on-update-of-ranges="Sheet1.A3:Sheet1.B13 Sheet1.W3:Sheet1.W13 Sheet1.X3:Sheet1.X13 Sheet1.Y3:Sheet1.Y13 Sheet1.Z3:Sheet1.Z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.585cm" svg:height="15.517cm" svg:x="50.089cm" svg:y="15.001cm">
            <draw:object draw:notify-on-update-of-ranges="Sheet1.A16:Sheet1.B16 Sheet1.A18:Sheet1.B28 Sheet1.W16:Sheet1.W16 Sheet1.W18:Sheet1.W28 Sheet1.X16:Sheet1.X16 Sheet1.X18:Sheet1.X28 Sheet1.Y16:Sheet1.Y16 Sheet1.Y18:Sheet1.Y28 Sheet1.Z16:Sheet1.Z16 Sheet1.Z18:Sheet1.Z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7" table:default-cell-style-name="ce1"/>
        <table:table-column table:style-name="co15" table:default-cell-style-name="ce1"/>
        <table:table-column table:style-name="co18" table:default-cell-style-name="ce1"/>
        <table:table-column table:style-name="co15" table:default-cell-style-name="ce1"/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ransferHostDevice</text:p>
          </table:table-cell>
          <table:table-cell table:number-columns-repeated="4"/>
          <table:table-cell office:value-type="string" calcext:value-type="string">
            <text:p>kernelGPU</text:p>
          </table:table-cell>
          <table:table-cell table:number-columns-repeated="4"/>
          <table:table-cell office:value-type="string" calcext:value-type="string">
            <text:p>transferDeviceHost</text:p>
          </table:table-cell>
          <table:table-cell table:number-columns-repeated="4"/>
          <table:table-cell office:value-type="string" calcext:value-type="string">
            <text:p>kernelCPU</text:p>
          </table:table-cell>
          <table:table-cell table:number-columns-repeated="4"/>
          <table:table-cell office:value-type="string" calcext:value-type="string">
            <text:p>transferHostDevice</text:p>
          </table:table-cell>
          <table:table-cell office:value-type="string" calcext:value-type="string">
            <text:p>kernelGPU</text:p>
          </table:table-cell>
          <table:table-cell office:value-type="string" calcext:value-type="string">
            <text:p>transferDeviceHost</text:p>
          </table:table-cell>
          <table:table-cell office:value-type="string" calcext:value-type="string">
            <text:p>kernelCPU</text:p>
          </table:table-cell>
        </table:table-row>
        <table:table-row table:style-name="ro1">
          <table:table-cell table:style-name="ce2" office:value-type="string" calcext:value-type="string" table:number-columns-spanned="26" table:number-rows-spanned="1">
            <text:p>cryptCuda</text:p>
          </table:table-cell>
          <table:covered-table-cell table:number-columns-repeated="21"/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21-0-0</text:p>
          </table:table-cell>
          <table:table-cell office:value-type="string" calcext:value-type="string">
            <text:p>1-0-0</text:p>
          </table:table-cell>
          <table:table-cell office:value-type="float" office:value="0.08871" calcext:value-type="float">
            <text:p>0,08871</text:p>
          </table:table-cell>
          <table:table-cell office:value-type="float" office:value="0.08813" calcext:value-type="float">
            <text:p>0,08813</text:p>
          </table:table-cell>
          <table:table-cell office:value-type="float" office:value="0.08844" calcext:value-type="float">
            <text:p>0,08844</text:p>
          </table:table-cell>
          <table:table-cell office:value-type="float" office:value="0.08831" calcext:value-type="float">
            <text:p>0,08831</text:p>
          </table:table-cell>
          <table:table-cell office:value-type="float" office:value="0.08833" calcext:value-type="float">
            <text:p>0,08833</text:p>
          </table:table-cell>
          <table:table-cell office:value-type="float" office:value="0.05281" calcext:value-type="float">
            <text:p>0,05281</text:p>
          </table:table-cell>
          <table:table-cell office:value-type="float" office:value="0.0529" calcext:value-type="float">
            <text:p>0,0529</text:p>
          </table:table-cell>
          <table:table-cell office:value-type="float" office:value="0.05035" calcext:value-type="float">
            <text:p>0,05035</text:p>
          </table:table-cell>
          <table:table-cell office:value-type="float" office:value="0.05279" calcext:value-type="float">
            <text:p>0,05279</text:p>
          </table:table-cell>
          <table:table-cell office:value-type="float" office:value="0.05267" calcext:value-type="float">
            <text:p>0,05267</text:p>
          </table:table-cell>
          <table:table-cell office:value-type="float" office:value="0.2871" calcext:value-type="float">
            <text:p>0,2871</text:p>
          </table:table-cell>
          <table:table-cell office:value-type="float" office:value="0.2759" calcext:value-type="float">
            <text:p>0,2759</text:p>
          </table:table-cell>
          <table:table-cell office:value-type="float" office:value="0.2751" calcext:value-type="float">
            <text:p>0,2751</text:p>
          </table:table-cell>
          <table:table-cell office:value-type="float" office:value="0.2848" calcext:value-type="float">
            <text:p>0,2848</text:p>
          </table:table-cell>
          <table:table-cell office:value-type="float" office:value="0.2855" calcext:value-type="float">
            <text:p>0,2855</text:p>
          </table:table-cell>
          <table:table-cell office:value-type="float" office:value="0.2373" calcext:value-type="float">
            <text:p>0,2373</text:p>
          </table:table-cell>
          <table:table-cell office:value-type="float" office:value="0.2256" calcext:value-type="float">
            <text:p>0,2256</text:p>
          </table:table-cell>
          <table:table-cell office:value-type="float" office:value="0.2253" calcext:value-type="float">
            <text:p>0,2253</text:p>
          </table:table-cell>
          <table:table-cell office:value-type="float" office:value="0.236" calcext:value-type="float">
            <text:p>0,236</text:p>
          </table:table-cell>
          <table:table-cell office:value-type="float" office:value="0.2354" calcext:value-type="float">
            <text:p>0,2354</text:p>
          </table:table-cell>
          <table:table-cell table:formula="of:=AVERAGE([.C3:.G3])*1000" office:value-type="float" office:value="88.384" calcext:value-type="float">
            <text:p>88,384</text:p>
          </table:table-cell>
          <table:table-cell table:formula="of:=AVERAGE([.H3:.L3])*1000" office:value-type="float" office:value="52.304" calcext:value-type="float">
            <text:p>52,304</text:p>
          </table:table-cell>
          <table:table-cell table:formula="of:=AVERAGE([.M3:.Q3])*1000" office:value-type="float" office:value="281.68" calcext:value-type="float">
            <text:p>281,68</text:p>
          </table:table-cell>
          <table:table-cell table:formula="of:=AVERAGE([.R3:.V3])*1000" office:value-type="float" office:value="231.92" calcext:value-type="float">
            <text:p>231,92</text:p>
          </table:table-cell>
        </table:table-row>
        <table:table-row table:style-name="ro1">
          <table:table-cell office:value-type="string" calcext:value-type="string">
            <text:p>20-0-0</text:p>
          </table:table-cell>
          <table:table-cell office:value-type="string" calcext:value-type="string">
            <text:p>2-0-0</text:p>
          </table:table-cell>
          <table:table-cell office:value-type="float" office:value="0.08869" calcext:value-type="float">
            <text:p>0,08869</text:p>
          </table:table-cell>
          <table:table-cell office:value-type="float" office:value="0.08808" calcext:value-type="float">
            <text:p>0,08808</text:p>
          </table:table-cell>
          <table:table-cell office:value-type="float" office:value="0.08828" calcext:value-type="float">
            <text:p>0,08828</text:p>
          </table:table-cell>
          <table:table-cell office:value-type="float" office:value="0.08813" calcext:value-type="float">
            <text:p>0,08813</text:p>
          </table:table-cell>
          <table:table-cell office:value-type="float" office:value="0.08867" calcext:value-type="float">
            <text:p>0,08867</text:p>
          </table:table-cell>
          <table:table-cell office:value-type="float" office:value="0.03985" calcext:value-type="float">
            <text:p>0,03985</text:p>
          </table:table-cell>
          <table:table-cell office:value-type="float" office:value="0.03975" calcext:value-type="float">
            <text:p>0,03975</text:p>
          </table:table-cell>
          <table:table-cell office:value-type="float" office:value="0.03685" calcext:value-type="float">
            <text:p>0,03685</text:p>
          </table:table-cell>
          <table:table-cell office:value-type="float" office:value="0.03973" calcext:value-type="float">
            <text:p>0,03973</text:p>
          </table:table-cell>
          <table:table-cell office:value-type="float" office:value="0.03956" calcext:value-type="float">
            <text:p>0,03956</text:p>
          </table:table-cell>
          <table:table-cell office:value-type="float" office:value="0.2751" calcext:value-type="float">
            <text:p>0,2751</text:p>
          </table:table-cell>
          <table:table-cell office:value-type="float" office:value="0.2782" calcext:value-type="float">
            <text:p>0,2782</text:p>
          </table:table-cell>
          <table:table-cell office:value-type="float" office:value="0.2861" calcext:value-type="float">
            <text:p>0,2861</text:p>
          </table:table-cell>
          <table:table-cell office:value-type="float" office:value="0.2785" calcext:value-type="float">
            <text:p>0,2785</text:p>
          </table:table-cell>
          <table:table-cell office:value-type="float" office:value="0.286" calcext:value-type="float">
            <text:p>0,286</text:p>
          </table:table-cell>
          <table:table-cell office:value-type="float" office:value="0.225" calcext:value-type="float">
            <text:p>0,225</text:p>
          </table:table-cell>
          <table:table-cell office:value-type="float" office:value="0.2278" calcext:value-type="float">
            <text:p>0,2278</text:p>
          </table:table-cell>
          <table:table-cell office:value-type="float" office:value="0.2354" calcext:value-type="float">
            <text:p>0,2354</text:p>
          </table:table-cell>
          <table:table-cell office:value-type="float" office:value="0.2282" calcext:value-type="float">
            <text:p>0,2282</text:p>
          </table:table-cell>
          <table:table-cell office:value-type="float" office:value="0.2375" calcext:value-type="float">
            <text:p>0,2375</text:p>
          </table:table-cell>
          <table:table-cell table:formula="of:=AVERAGE([.C4:.G4])*1000" office:value-type="float" office:value="88.37" calcext:value-type="float">
            <text:p>88,37</text:p>
          </table:table-cell>
          <table:table-cell table:formula="of:=AVERAGE([.H4:.L4])*1000" office:value-type="float" office:value="39.148" calcext:value-type="float">
            <text:p>39,148</text:p>
          </table:table-cell>
          <table:table-cell table:formula="of:=AVERAGE([.M4:.Q4])*1000" office:value-type="float" office:value="280.78" calcext:value-type="float">
            <text:p>280,78</text:p>
          </table:table-cell>
          <table:table-cell table:formula="of:=AVERAGE([.R4:.V4])*1000" office:value-type="float" office:value="230.78" calcext:value-type="float">
            <text:p>230,78</text:p>
          </table:table-cell>
        </table:table-row>
        <table:table-row table:style-name="ro1">
          <table:table-cell office:value-type="string" calcext:value-type="string">
            <text:p>19-0-0</text:p>
          </table:table-cell>
          <table:table-cell office:value-type="string" calcext:value-type="string">
            <text:p>4-0-0</text:p>
          </table:table-cell>
          <table:table-cell office:value-type="float" office:value="0.08836" calcext:value-type="float">
            <text:p>0,08836</text:p>
          </table:table-cell>
          <table:table-cell office:value-type="float" office:value="0.08885" calcext:value-type="float">
            <text:p>0,08885</text:p>
          </table:table-cell>
          <table:table-cell office:value-type="float" office:value="0.09198" calcext:value-type="float">
            <text:p>0,09198</text:p>
          </table:table-cell>
          <table:table-cell office:value-type="float" office:value="0.08894" calcext:value-type="float">
            <text:p>0,08894</text:p>
          </table:table-cell>
          <table:table-cell office:value-type="float" office:value="0.08856" calcext:value-type="float">
            <text:p>0,08856</text:p>
          </table:table-cell>
          <table:table-cell office:value-type="float" office:value="0.03651" calcext:value-type="float">
            <text:p>0,03651</text:p>
          </table:table-cell>
          <table:table-cell office:value-type="float" office:value="0.03646" calcext:value-type="float">
            <text:p>0,03646</text:p>
          </table:table-cell>
          <table:table-cell office:value-type="float" office:value="0.03511" calcext:value-type="float">
            <text:p>0,03511</text:p>
          </table:table-cell>
          <table:table-cell office:value-type="float" office:value="0.03646" calcext:value-type="float">
            <text:p>0,03646</text:p>
          </table:table-cell>
          <table:table-cell office:value-type="float" office:value="0.03647" calcext:value-type="float">
            <text:p>0,03647</text:p>
          </table:table-cell>
          <table:table-cell office:value-type="float" office:value="0.2858" calcext:value-type="float">
            <text:p>0,2858</text:p>
          </table:table-cell>
          <table:table-cell office:value-type="float" office:value="0.2874" calcext:value-type="float">
            <text:p>0,2874</text:p>
          </table:table-cell>
          <table:table-cell office:value-type="float" office:value="0.2977" calcext:value-type="float">
            <text:p>0,2977</text:p>
          </table:table-cell>
          <table:table-cell office:value-type="float" office:value="0.286" calcext:value-type="float">
            <text:p>0,286</text:p>
          </table:table-cell>
          <table:table-cell office:value-type="float" office:value="0.2861" calcext:value-type="float">
            <text:p>0,2861</text:p>
          </table:table-cell>
          <table:table-cell office:value-type="float" office:value="0.2364" calcext:value-type="float">
            <text:p>0,2364</text:p>
          </table:table-cell>
          <table:table-cell office:value-type="float" office:value="0.2374" calcext:value-type="float">
            <text:p>0,2374</text:p>
          </table:table-cell>
          <table:table-cell office:value-type="float" office:value="0.2417" calcext:value-type="float">
            <text:p>0,2417</text:p>
          </table:table-cell>
          <table:table-cell office:value-type="float" office:value="0.2347" calcext:value-type="float">
            <text:p>0,2347</text:p>
          </table:table-cell>
          <table:table-cell office:value-type="float" office:value="0.2359" calcext:value-type="float">
            <text:p>0,2359</text:p>
          </table:table-cell>
          <table:table-cell table:formula="of:=AVERAGE([.C5:.G5])*1000" office:value-type="float" office:value="89.338" calcext:value-type="float">
            <text:p>89,338</text:p>
          </table:table-cell>
          <table:table-cell table:formula="of:=AVERAGE([.H5:.L5])*1000" office:value-type="float" office:value="36.202" calcext:value-type="float">
            <text:p>36,202</text:p>
          </table:table-cell>
          <table:table-cell table:formula="of:=AVERAGE([.M5:.Q5])*1000" office:value-type="float" office:value="288.6" calcext:value-type="float">
            <text:p>288,6</text:p>
          </table:table-cell>
          <table:table-cell table:formula="of:=AVERAGE([.R5:.V5])*1000" office:value-type="float" office:value="237.22" calcext:value-type="float">
            <text:p>237,22</text:p>
          </table:table-cell>
        </table:table-row>
        <table:table-row table:style-name="ro1">
          <table:table-cell office:value-type="string" calcext:value-type="string">
            <text:p>18-0-0</text:p>
          </table:table-cell>
          <table:table-cell office:value-type="string" calcext:value-type="string">
            <text:p>8-0-0</text:p>
          </table:table-cell>
          <table:table-cell office:value-type="float" office:value="0.08817" calcext:value-type="float">
            <text:p>0,08817</text:p>
          </table:table-cell>
          <table:table-cell office:value-type="float" office:value="0.08866" calcext:value-type="float">
            <text:p>0,08866</text:p>
          </table:table-cell>
          <table:table-cell office:value-type="float" office:value="0.08844" calcext:value-type="float">
            <text:p>0,08844</text:p>
          </table:table-cell>
          <table:table-cell office:value-type="float" office:value="0.08188" calcext:value-type="float">
            <text:p>0,08188</text:p>
          </table:table-cell>
          <table:table-cell office:value-type="float" office:value="0.08843" calcext:value-type="float">
            <text:p>0,08843</text:p>
          </table:table-cell>
          <table:table-cell office:value-type="float" office:value="0.03721" calcext:value-type="float">
            <text:p>0,03721</text:p>
          </table:table-cell>
          <table:table-cell office:value-type="float" office:value="0.03436" calcext:value-type="float">
            <text:p>0,03436</text:p>
          </table:table-cell>
          <table:table-cell office:value-type="float" office:value="0.03458" calcext:value-type="float">
            <text:p>0,03458</text:p>
          </table:table-cell>
          <table:table-cell office:value-type="float" office:value="0.03427" calcext:value-type="float">
            <text:p>0,03427</text:p>
          </table:table-cell>
          <table:table-cell office:value-type="float" office:value="0.03727" calcext:value-type="float">
            <text:p>0,03727</text:p>
          </table:table-cell>
          <table:table-cell office:value-type="float" office:value="0.2841" calcext:value-type="float">
            <text:p>0,2841</text:p>
          </table:table-cell>
          <table:table-cell office:value-type="float" office:value="0.2876" calcext:value-type="float">
            <text:p>0,2876</text:p>
          </table:table-cell>
          <table:table-cell office:value-type="float" office:value="0.2757" calcext:value-type="float">
            <text:p>0,2757</text:p>
          </table:table-cell>
          <table:table-cell office:value-type="float" office:value="0.2859" calcext:value-type="float">
            <text:p>0,2859</text:p>
          </table:table-cell>
          <table:table-cell office:value-type="float" office:value="0.2861" calcext:value-type="float">
            <text:p>0,2861</text:p>
          </table:table-cell>
          <table:table-cell office:value-type="float" office:value="0.2367" calcext:value-type="float">
            <text:p>0,2367</text:p>
          </table:table-cell>
          <table:table-cell office:value-type="float" office:value="0.2377" calcext:value-type="float">
            <text:p>0,2377</text:p>
          </table:table-cell>
          <table:table-cell office:value-type="float" office:value="0.2253" calcext:value-type="float">
            <text:p>0,2253</text:p>
          </table:table-cell>
          <table:table-cell office:value-type="float" office:value="0.2364" calcext:value-type="float">
            <text:p>0,2364</text:p>
          </table:table-cell>
          <table:table-cell office:value-type="float" office:value="0.2372" calcext:value-type="float">
            <text:p>0,2372</text:p>
          </table:table-cell>
          <table:table-cell table:formula="of:=AVERAGE([.C6:.G6])*1000" office:value-type="float" office:value="87.116" calcext:value-type="float">
            <text:p>87,116</text:p>
          </table:table-cell>
          <table:table-cell table:formula="of:=AVERAGE([.H6:.L6])*1000" office:value-type="float" office:value="35.538" calcext:value-type="float">
            <text:p>35,538</text:p>
          </table:table-cell>
          <table:table-cell table:formula="of:=AVERAGE([.M6:.Q6])*1000" office:value-type="float" office:value="283.88" calcext:value-type="float">
            <text:p>283,88</text:p>
          </table:table-cell>
          <table:table-cell table:formula="of:=AVERAGE([.R6:.V6])*1000" office:value-type="float" office:value="234.66" calcext:value-type="float">
            <text:p>234,66</text:p>
          </table:table-cell>
        </table:table-row>
        <table:table-row table:style-name="ro1">
          <table:table-cell office:value-type="string" calcext:value-type="string">
            <text:p>17-0-0</text:p>
          </table:table-cell>
          <table:table-cell office:value-type="string" calcext:value-type="string">
            <text:p>16-0-0</text:p>
          </table:table-cell>
          <table:table-cell office:value-type="float" office:value="0.08882" calcext:value-type="float">
            <text:p>0,08882</text:p>
          </table:table-cell>
          <table:table-cell office:value-type="float" office:value="0.08801" calcext:value-type="float">
            <text:p>0,08801</text:p>
          </table:table-cell>
          <table:table-cell office:value-type="float" office:value="0.08874" calcext:value-type="float">
            <text:p>0,08874</text:p>
          </table:table-cell>
          <table:table-cell office:value-type="float" office:value="0.08821" calcext:value-type="float">
            <text:p>0,08821</text:p>
          </table:table-cell>
          <table:table-cell office:value-type="float" office:value="0.08755" calcext:value-type="float">
            <text:p>0,08755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879" calcext:value-type="float">
            <text:p>0,03879</text:p>
          </table:table-cell>
          <table:table-cell office:value-type="float" office:value="0.03864" calcext:value-type="float">
            <text:p>0,03864</text:p>
          </table:table-cell>
          <table:table-cell office:value-type="float" office:value="0.03609" calcext:value-type="float">
            <text:p>0,03609</text:p>
          </table:table-cell>
          <table:table-cell office:value-type="float" office:value="0.03894" calcext:value-type="float">
            <text:p>0,03894</text:p>
          </table:table-cell>
          <table:table-cell office:value-type="float" office:value="0.2858" calcext:value-type="float">
            <text:p>0,2858</text:p>
          </table:table-cell>
          <table:table-cell office:value-type="float" office:value="0.2771" calcext:value-type="float">
            <text:p>0,2771</text:p>
          </table:table-cell>
          <table:table-cell office:value-type="float" office:value="0.2745" calcext:value-type="float">
            <text:p>0,2745</text:p>
          </table:table-cell>
          <table:table-cell office:value-type="float" office:value="0.2851" calcext:value-type="float">
            <text:p>0,2851</text:p>
          </table:table-cell>
          <table:table-cell office:value-type="float" office:value="0.2756" calcext:value-type="float">
            <text:p>0,2756</text:p>
          </table:table-cell>
          <table:table-cell office:value-type="float" office:value="0.2371" calcext:value-type="float">
            <text:p>0,2371</text:p>
          </table:table-cell>
          <table:table-cell office:value-type="float" office:value="0.2271" calcext:value-type="float">
            <text:p>0,2271</text:p>
          </table:table-cell>
          <table:table-cell office:value-type="float" office:value="0.2248" calcext:value-type="float">
            <text:p>0,2248</text:p>
          </table:table-cell>
          <table:table-cell office:value-type="float" office:value="0.2354" calcext:value-type="float">
            <text:p>0,2354</text:p>
          </table:table-cell>
          <table:table-cell office:value-type="float" office:value="0.2262" calcext:value-type="float">
            <text:p>0,2262</text:p>
          </table:table-cell>
          <table:table-cell table:formula="of:=AVERAGE([.C7:.G7])*1000" office:value-type="float" office:value="88.266" calcext:value-type="float">
            <text:p>88,266</text:p>
          </table:table-cell>
          <table:table-cell table:formula="of:=AVERAGE([.H7:.L7])*1000" office:value-type="float" office:value="37.692" calcext:value-type="float">
            <text:p>37,692</text:p>
          </table:table-cell>
          <table:table-cell table:formula="of:=AVERAGE([.M7:.Q7])*1000" office:value-type="float" office:value="279.62" calcext:value-type="float">
            <text:p>279,62</text:p>
          </table:table-cell>
          <table:table-cell table:formula="of:=AVERAGE([.R7:.V7])*1000" office:value-type="float" office:value="230.12" calcext:value-type="float">
            <text:p>230,12</text:p>
          </table:table-cell>
        </table:table-row>
        <table:table-row table:style-name="ro1">
          <table:table-cell office:value-type="string" calcext:value-type="string">
            <text:p>16-0-0</text:p>
          </table:table-cell>
          <table:table-cell office:value-type="string" calcext:value-type="string">
            <text:p>32-0-0</text:p>
          </table:table-cell>
          <table:table-cell office:value-type="float" office:value="0.08867" calcext:value-type="float">
            <text:p>0,08867</text:p>
          </table:table-cell>
          <table:table-cell office:value-type="float" office:value="0.0884" calcext:value-type="float">
            <text:p>0,0884</text:p>
          </table:table-cell>
          <table:table-cell office:value-type="float" office:value="0.08849" calcext:value-type="float">
            <text:p>0,08849</text:p>
          </table:table-cell>
          <table:table-cell office:value-type="float" office:value="0.08842" calcext:value-type="float">
            <text:p>0,08842</text:p>
          </table:table-cell>
          <table:table-cell office:value-type="float" office:value="0.0888" calcext:value-type="float">
            <text:p>0,0888</text:p>
          </table:table-cell>
          <table:table-cell office:value-type="float" office:value="0.1479" calcext:value-type="float">
            <text:p>0,1479</text:p>
          </table:table-cell>
          <table:table-cell office:value-type="float" office:value="0.1491" calcext:value-type="float">
            <text:p>0,1491</text:p>
          </table:table-cell>
          <table:table-cell office:value-type="float" office:value="0.1489" calcext:value-type="float">
            <text:p>0,1489</text:p>
          </table:table-cell>
          <table:table-cell office:value-type="float" office:value="0.1483" calcext:value-type="float">
            <text:p>0,1483</text:p>
          </table:table-cell>
          <table:table-cell office:value-type="float" office:value="0.1489" calcext:value-type="float">
            <text:p>0,1489</text:p>
          </table:table-cell>
          <table:table-cell office:value-type="float" office:value="0.2878" calcext:value-type="float">
            <text:p>0,2878</text:p>
          </table:table-cell>
          <table:table-cell office:value-type="float" office:value="0.2773" calcext:value-type="float">
            <text:p>0,2773</text:p>
          </table:table-cell>
          <table:table-cell office:value-type="float" office:value="0.276" calcext:value-type="float">
            <text:p>0,276</text:p>
          </table:table-cell>
          <table:table-cell office:value-type="float" office:value="0.2765" calcext:value-type="float">
            <text:p>0,2765</text:p>
          </table:table-cell>
          <table:table-cell office:value-type="float" office:value="0.2858" calcext:value-type="float">
            <text:p>0,2858</text:p>
          </table:table-cell>
          <table:table-cell office:value-type="float" office:value="0.2379" calcext:value-type="float">
            <text:p>0,2379</text:p>
          </table:table-cell>
          <table:table-cell office:value-type="float" office:value="0.2266" calcext:value-type="float">
            <text:p>0,2266</text:p>
          </table:table-cell>
          <table:table-cell office:value-type="float" office:value="0.2254" calcext:value-type="float">
            <text:p>0,2254</text:p>
          </table:table-cell>
          <table:table-cell office:value-type="float" office:value="0.2272" calcext:value-type="float">
            <text:p>0,2272</text:p>
          </table:table-cell>
          <table:table-cell office:value-type="float" office:value="0.2369" calcext:value-type="float">
            <text:p>0,2369</text:p>
          </table:table-cell>
          <table:table-cell table:formula="of:=AVERAGE([.C8:.G8])*1000" office:value-type="float" office:value="88.556" calcext:value-type="float">
            <text:p>88,556</text:p>
          </table:table-cell>
          <table:table-cell table:formula="of:=AVERAGE([.H8:.L8])*1000" office:value-type="float" office:value="148.62" calcext:value-type="float">
            <text:p>148,62</text:p>
          </table:table-cell>
          <table:table-cell table:formula="of:=AVERAGE([.M8:.Q8])*1000" office:value-type="float" office:value="280.68" calcext:value-type="float">
            <text:p>280,68</text:p>
          </table:table-cell>
          <table:table-cell table:formula="of:=AVERAGE([.R8:.V8])*1000" office:value-type="float" office:value="230.8" calcext:value-type="float">
            <text:p>230,8</text:p>
          </table:table-cell>
        </table:table-row>
        <table:table-row table:style-name="ro1">
          <table:table-cell office:value-type="string" calcext:value-type="string">
            <text:p>15-0-0</text:p>
          </table:table-cell>
          <table:table-cell office:value-type="string" calcext:value-type="string">
            <text:p>64-0-0</text:p>
          </table:table-cell>
          <table:table-cell office:value-type="float" office:value="0.0883" calcext:value-type="float">
            <text:p>0,0883</text:p>
          </table:table-cell>
          <table:table-cell office:value-type="float" office:value="0.08803" calcext:value-type="float">
            <text:p>0,08803</text:p>
          </table:table-cell>
          <table:table-cell office:value-type="float" office:value="0.08832" calcext:value-type="float">
            <text:p>0,08832</text:p>
          </table:table-cell>
          <table:table-cell office:value-type="float" office:value="0.0886" calcext:value-type="float">
            <text:p>0,0886</text:p>
          </table:table-cell>
          <table:table-cell office:value-type="float" office:value="0.0883" calcext:value-type="float">
            <text:p>0,0883</text:p>
          </table:table-cell>
          <table:table-cell office:value-type="float" office:value="0.2425" calcext:value-type="float">
            <text:p>0,2425</text:p>
          </table:table-cell>
          <table:table-cell office:value-type="float" office:value="0.2427" calcext:value-type="float">
            <text:p>0,2427</text:p>
          </table:table-cell>
          <table:table-cell office:value-type="float" office:value="0.2422" calcext:value-type="float">
            <text:p>0,2422</text:p>
          </table:table-cell>
          <table:table-cell office:value-type="float" office:value="0.2409" calcext:value-type="float">
            <text:p>0,2409</text:p>
          </table:table-cell>
          <table:table-cell office:value-type="float" office:value="0.2426" calcext:value-type="float">
            <text:p>0,2426</text:p>
          </table:table-cell>
          <table:table-cell office:value-type="float" office:value="0.2794" calcext:value-type="float">
            <text:p>0,2794</text:p>
          </table:table-cell>
          <table:table-cell office:value-type="float" office:value="0.2761" calcext:value-type="float">
            <text:p>0,2761</text:p>
          </table:table-cell>
          <table:table-cell office:value-type="float" office:value="0.2757" calcext:value-type="float">
            <text:p>0,2757</text:p>
          </table:table-cell>
          <table:table-cell office:value-type="float" office:value="0.2856" calcext:value-type="float">
            <text:p>0,2856</text:p>
          </table:table-cell>
          <table:table-cell office:value-type="float" office:value="0.276" calcext:value-type="float">
            <text:p>0,276</text:p>
          </table:table-cell>
          <table:table-cell office:value-type="float" office:value="0.2271" calcext:value-type="float">
            <text:p>0,2271</text:p>
          </table:table-cell>
          <table:table-cell office:value-type="float" office:value="0.2241" calcext:value-type="float">
            <text:p>0,2241</text:p>
          </table:table-cell>
          <table:table-cell office:value-type="float" office:value="0.2255" calcext:value-type="float">
            <text:p>0,2255</text:p>
          </table:table-cell>
          <table:table-cell office:value-type="float" office:value="0.2359" calcext:value-type="float">
            <text:p>0,2359</text:p>
          </table:table-cell>
          <table:table-cell office:value-type="float" office:value="0.2249" calcext:value-type="float">
            <text:p>0,2249</text:p>
          </table:table-cell>
          <table:table-cell table:formula="of:=AVERAGE([.C9:.G9])*1000" office:value-type="float" office:value="88.31" calcext:value-type="float">
            <text:p>88,31</text:p>
          </table:table-cell>
          <table:table-cell table:formula="of:=AVERAGE([.H9:.L9])*1000" office:value-type="float" office:value="242.18" calcext:value-type="float">
            <text:p>242,18</text:p>
          </table:table-cell>
          <table:table-cell table:formula="of:=AVERAGE([.M9:.Q9])*1000" office:value-type="float" office:value="278.56" calcext:value-type="float">
            <text:p>278,56</text:p>
          </table:table-cell>
          <table:table-cell table:formula="of:=AVERAGE([.R9:.V9])*1000" office:value-type="float" office:value="227.5" calcext:value-type="float">
            <text:p>227,5</text:p>
          </table:table-cell>
        </table:table-row>
        <table:table-row table:style-name="ro1">
          <table:table-cell office:value-type="string" calcext:value-type="string">
            <text:p>14-0-0</text:p>
          </table:table-cell>
          <table:table-cell office:value-type="string" calcext:value-type="string">
            <text:p>128-0-0</text:p>
          </table:table-cell>
          <table:table-cell office:value-type="float" office:value="0.0883" calcext:value-type="float">
            <text:p>0,0883</text:p>
          </table:table-cell>
          <table:table-cell office:value-type="float" office:value="0.08869" calcext:value-type="float">
            <text:p>0,08869</text:p>
          </table:table-cell>
          <table:table-cell office:value-type="float" office:value="0.08793" calcext:value-type="float">
            <text:p>0,08793</text:p>
          </table:table-cell>
          <table:table-cell office:value-type="float" office:value="0.08839" calcext:value-type="float">
            <text:p>0,08839</text:p>
          </table:table-cell>
          <table:table-cell office:value-type="float" office:value="0.08809" calcext:value-type="float">
            <text:p>0,08809</text:p>
          </table:table-cell>
          <table:table-cell office:value-type="float" office:value="0.2611" calcext:value-type="float">
            <text:p>0,2611</text:p>
          </table:table-cell>
          <table:table-cell table:number-columns-repeated="3" office:value-type="float" office:value="0.2614" calcext:value-type="float">
            <text:p>0,2614</text:p>
          </table:table-cell>
          <table:table-cell office:value-type="float" office:value="0.2609" calcext:value-type="float">
            <text:p>0,2609</text:p>
          </table:table-cell>
          <table:table-cell office:value-type="float" office:value="0.2853" calcext:value-type="float">
            <text:p>0,2853</text:p>
          </table:table-cell>
          <table:table-cell office:value-type="float" office:value="0.2878" calcext:value-type="float">
            <text:p>0,2878</text:p>
          </table:table-cell>
          <table:table-cell office:value-type="float" office:value="0.275" calcext:value-type="float">
            <text:p>0,275</text:p>
          </table:table-cell>
          <table:table-cell office:value-type="float" office:value="0.2791" calcext:value-type="float">
            <text:p>0,2791</text:p>
          </table:table-cell>
          <table:table-cell office:value-type="float" office:value="0.2756" calcext:value-type="float">
            <text:p>0,2756</text:p>
          </table:table-cell>
          <table:table-cell office:value-type="float" office:value="0.2346" calcext:value-type="float">
            <text:p>0,2346</text:p>
          </table:table-cell>
          <table:table-cell office:value-type="float" office:value="0.2378" calcext:value-type="float">
            <text:p>0,2378</text:p>
          </table:table-cell>
          <table:table-cell office:value-type="float" office:value="0.226" calcext:value-type="float">
            <text:p>0,226</text:p>
          </table:table-cell>
          <table:table-cell office:value-type="float" office:value="0.2284" calcext:value-type="float">
            <text:p>0,2284</text:p>
          </table:table-cell>
          <table:table-cell office:value-type="float" office:value="0.227" calcext:value-type="float">
            <text:p>0,227</text:p>
          </table:table-cell>
          <table:table-cell table:formula="of:=AVERAGE([.C10:.G10])*1000" office:value-type="float" office:value="88.28" calcext:value-type="float">
            <text:p>88,28</text:p>
          </table:table-cell>
          <table:table-cell table:formula="of:=AVERAGE([.H10:.L10])*1000" office:value-type="float" office:value="261.24" calcext:value-type="float">
            <text:p>261,24</text:p>
          </table:table-cell>
          <table:table-cell table:formula="of:=AVERAGE([.M10:.Q10])*1000" office:value-type="float" office:value="280.56" calcext:value-type="float">
            <text:p>280,56</text:p>
          </table:table-cell>
          <table:table-cell table:formula="of:=AVERAGE([.R10:.V10])*1000" office:value-type="float" office:value="230.76" calcext:value-type="float">
            <text:p>230,76</text:p>
          </table:table-cell>
        </table:table-row>
        <table:table-row table:style-name="ro1">
          <table:table-cell office:value-type="string" calcext:value-type="string">
            <text:p>13-0-0</text:p>
          </table:table-cell>
          <table:table-cell office:value-type="string" calcext:value-type="string">
            <text:p>256-0-0</text:p>
          </table:table-cell>
          <table:table-cell office:value-type="float" office:value="0.08865" calcext:value-type="float">
            <text:p>0,08865</text:p>
          </table:table-cell>
          <table:table-cell office:value-type="float" office:value="0.08834" calcext:value-type="float">
            <text:p>0,08834</text:p>
          </table:table-cell>
          <table:table-cell office:value-type="float" office:value="0.08802" calcext:value-type="float">
            <text:p>0,08802</text:p>
          </table:table-cell>
          <table:table-cell office:value-type="float" office:value="0.08795" calcext:value-type="float">
            <text:p>0,08795</text:p>
          </table:table-cell>
          <table:table-cell office:value-type="float" office:value="0.08858" calcext:value-type="float">
            <text:p>0,08858</text:p>
          </table:table-cell>
          <table:table-cell office:value-type="float" office:value="0.2601" calcext:value-type="float">
            <text:p>0,2601</text:p>
          </table:table-cell>
          <table:table-cell office:value-type="float" office:value="0.2603" calcext:value-type="float">
            <text:p>0,2603</text:p>
          </table:table-cell>
          <table:table-cell office:value-type="float" office:value="0.261" calcext:value-type="float">
            <text:p>0,261</text:p>
          </table:table-cell>
          <table:table-cell office:value-type="float" office:value="0.2596" calcext:value-type="float">
            <text:p>0,2596</text:p>
          </table:table-cell>
          <table:table-cell office:value-type="float" office:value="0.2614" calcext:value-type="float">
            <text:p>0,2614</text:p>
          </table:table-cell>
          <table:table-cell office:value-type="float" office:value="0.2852" calcext:value-type="float">
            <text:p>0,2852</text:p>
          </table:table-cell>
          <table:table-cell office:value-type="float" office:value="0.2861" calcext:value-type="float">
            <text:p>0,2861</text:p>
          </table:table-cell>
          <table:table-cell office:value-type="float" office:value="0.2758" calcext:value-type="float">
            <text:p>0,2758</text:p>
          </table:table-cell>
          <table:table-cell office:value-type="float" office:value="0.276" calcext:value-type="float">
            <text:p>0,276</text:p>
          </table:table-cell>
          <table:table-cell office:value-type="float" office:value="0.2857" calcext:value-type="float">
            <text:p>0,2857</text:p>
          </table:table-cell>
          <table:table-cell office:value-type="float" office:value="0.2363" calcext:value-type="float">
            <text:p>0,2363</text:p>
          </table:table-cell>
          <table:table-cell office:value-type="float" office:value="0.2355" calcext:value-type="float">
            <text:p>0,2355</text:p>
          </table:table-cell>
          <table:table-cell office:value-type="float" office:value="0.2255" calcext:value-type="float">
            <text:p>0,2255</text:p>
          </table:table-cell>
          <table:table-cell office:value-type="float" office:value="0.2231" calcext:value-type="float">
            <text:p>0,2231</text:p>
          </table:table-cell>
          <table:table-cell office:value-type="float" office:value="0.2368" calcext:value-type="float">
            <text:p>0,2368</text:p>
          </table:table-cell>
          <table:table-cell table:formula="of:=AVERAGE([.C11:.G11])*1000" office:value-type="float" office:value="88.308" calcext:value-type="float">
            <text:p>88,308</text:p>
          </table:table-cell>
          <table:table-cell table:formula="of:=AVERAGE([.H11:.L11])*1000" office:value-type="float" office:value="260.48" calcext:value-type="float">
            <text:p>260,48</text:p>
          </table:table-cell>
          <table:table-cell table:formula="of:=AVERAGE([.M11:.Q11])*1000" office:value-type="float" office:value="281.76" calcext:value-type="float">
            <text:p>281,76</text:p>
          </table:table-cell>
          <table:table-cell table:formula="of:=AVERAGE([.R11:.V11])*1000" office:value-type="float" office:value="231.44" calcext:value-type="float">
            <text:p>231,44</text:p>
          </table:table-cell>
        </table:table-row>
        <table:table-row table:style-name="ro1">
          <table:table-cell office:value-type="string" calcext:value-type="string">
            <text:p>12-0-0</text:p>
          </table:table-cell>
          <table:table-cell office:value-type="string" calcext:value-type="string">
            <text:p>512-0-0</text:p>
          </table:table-cell>
          <table:table-cell table:number-columns-repeated="2" office:value-type="float" office:value="0.08856" calcext:value-type="float">
            <text:p>0,08856</text:p>
          </table:table-cell>
          <table:table-cell office:value-type="float" office:value="0.08821" calcext:value-type="float">
            <text:p>0,08821</text:p>
          </table:table-cell>
          <table:table-cell office:value-type="float" office:value="0.08866" calcext:value-type="float">
            <text:p>0,08866</text:p>
          </table:table-cell>
          <table:table-cell office:value-type="float" office:value="0.08821" calcext:value-type="float">
            <text:p>0,08821</text:p>
          </table:table-cell>
          <table:table-cell table:number-columns-repeated="2" office:value-type="float" office:value="0.2617" calcext:value-type="float">
            <text:p>0,2617</text:p>
          </table:table-cell>
          <table:table-cell office:value-type="float" office:value="0.2603" calcext:value-type="float">
            <text:p>0,2603</text:p>
          </table:table-cell>
          <table:table-cell office:value-type="float" office:value="0.2613" calcext:value-type="float">
            <text:p>0,2613</text:p>
          </table:table-cell>
          <table:table-cell office:value-type="float" office:value="0.2614" calcext:value-type="float">
            <text:p>0,2614</text:p>
          </table:table-cell>
          <table:table-cell office:value-type="float" office:value="0.2856" calcext:value-type="float">
            <text:p>0,2856</text:p>
          </table:table-cell>
          <table:table-cell office:value-type="float" office:value="0.2867" calcext:value-type="float">
            <text:p>0,2867</text:p>
          </table:table-cell>
          <table:table-cell office:value-type="float" office:value="0.2854" calcext:value-type="float">
            <text:p>0,2854</text:p>
          </table:table-cell>
          <table:table-cell office:value-type="float" office:value="0.2847" calcext:value-type="float">
            <text:p>0,2847</text:p>
          </table:table-cell>
          <table:table-cell office:value-type="float" office:value="0.2846" calcext:value-type="float">
            <text:p>0,2846</text:p>
          </table:table-cell>
          <table:table-cell office:value-type="float" office:value="0.2371" calcext:value-type="float">
            <text:p>0,2371</text:p>
          </table:table-cell>
          <table:table-cell office:value-type="float" office:value="0.2379" calcext:value-type="float">
            <text:p>0,2379</text:p>
          </table:table-cell>
          <table:table-cell office:value-type="float" office:value="0.237" calcext:value-type="float">
            <text:p>0,237</text:p>
          </table:table-cell>
          <table:table-cell office:value-type="float" office:value="0.2369" calcext:value-type="float">
            <text:p>0,2369</text:p>
          </table:table-cell>
          <table:table-cell office:value-type="float" office:value="0.2349" calcext:value-type="float">
            <text:p>0,2349</text:p>
          </table:table-cell>
          <table:table-cell table:formula="of:=AVERAGE([.C12:.G12])*1000" office:value-type="float" office:value="88.44" calcext:value-type="float">
            <text:p>88,44</text:p>
          </table:table-cell>
          <table:table-cell table:formula="of:=AVERAGE([.H12:.L12])*1000" office:value-type="float" office:value="261.28" calcext:value-type="float">
            <text:p>261,28</text:p>
          </table:table-cell>
          <table:table-cell table:formula="of:=AVERAGE([.M12:.Q12])*1000" office:value-type="float" office:value="285.4" calcext:value-type="float">
            <text:p>285,4</text:p>
          </table:table-cell>
          <table:table-cell table:formula="of:=AVERAGE([.R12:.V12])*1000" office:value-type="float" office:value="236.76" calcext:value-type="float">
            <text:p>236,76</text:p>
          </table:table-cell>
        </table:table-row>
        <table:table-row table:style-name="ro1">
          <table:table-cell office:value-type="string" calcext:value-type="string">
            <text:p>11-0-0</text:p>
          </table:table-cell>
          <table:table-cell office:value-type="string" calcext:value-type="string">
            <text:p>1024-0-0</text:p>
          </table:table-cell>
          <table:table-cell office:value-type="float" office:value="0.08828" calcext:value-type="float">
            <text:p>0,08828</text:p>
          </table:table-cell>
          <table:table-cell office:value-type="float" office:value="0.08841" calcext:value-type="float">
            <text:p>0,08841</text:p>
          </table:table-cell>
          <table:table-cell office:value-type="float" office:value="0.08836" calcext:value-type="float">
            <text:p>0,08836</text:p>
          </table:table-cell>
          <table:table-cell office:value-type="float" office:value="0.08849" calcext:value-type="float">
            <text:p>0,08849</text:p>
          </table:table-cell>
          <table:table-cell office:value-type="float" office:value="0.08827" calcext:value-type="float">
            <text:p>0,08827</text:p>
          </table:table-cell>
          <table:table-cell office:value-type="float" office:value="0.2695" calcext:value-type="float">
            <text:p>0,2695</text:p>
          </table:table-cell>
          <table:table-cell office:value-type="float" office:value="0.2692" calcext:value-type="float">
            <text:p>0,2692</text:p>
          </table:table-cell>
          <table:table-cell office:value-type="float" office:value="0.2695" calcext:value-type="float">
            <text:p>0,2695</text:p>
          </table:table-cell>
          <table:table-cell table:number-columns-repeated="2" office:value-type="float" office:value="0.2693" calcext:value-type="float">
            <text:p>0,2693</text:p>
          </table:table-cell>
          <table:table-cell office:value-type="float" office:value="0.2752" calcext:value-type="float">
            <text:p>0,2752</text:p>
          </table:table-cell>
          <table:table-cell office:value-type="float" office:value="0.2772" calcext:value-type="float">
            <text:p>0,2772</text:p>
          </table:table-cell>
          <table:table-cell office:value-type="float" office:value="0.2776" calcext:value-type="float">
            <text:p>0,2776</text:p>
          </table:table-cell>
          <table:table-cell office:value-type="float" office:value="0.2864" calcext:value-type="float">
            <text:p>0,2864</text:p>
          </table:table-cell>
          <table:table-cell office:value-type="float" office:value="0.2862" calcext:value-type="float">
            <text:p>0,2862</text:p>
          </table:table-cell>
          <table:table-cell office:value-type="float" office:value="0.2251" calcext:value-type="float">
            <text:p>0,2251</text:p>
          </table:table-cell>
          <table:table-cell office:value-type="float" office:value="0.2273" calcext:value-type="float">
            <text:p>0,2273</text:p>
          </table:table-cell>
          <table:table-cell office:value-type="float" office:value="0.2286" calcext:value-type="float">
            <text:p>0,2286</text:p>
          </table:table-cell>
          <table:table-cell table:number-columns-repeated="2" office:value-type="float" office:value="0.2359" calcext:value-type="float">
            <text:p>0,2359</text:p>
          </table:table-cell>
          <table:table-cell table:formula="of:=AVERAGE([.C13:.G13])*1000" office:value-type="float" office:value="88.362" calcext:value-type="float">
            <text:p>88,362</text:p>
          </table:table-cell>
          <table:table-cell table:formula="of:=AVERAGE([.H13:.L13])*1000" office:value-type="float" office:value="269.36" calcext:value-type="float">
            <text:p>269,36</text:p>
          </table:table-cell>
          <table:table-cell table:formula="of:=AVERAGE([.M13:.Q13])*1000" office:value-type="float" office:value="280.52" calcext:value-type="float">
            <text:p>280,52</text:p>
          </table:table-cell>
          <table:table-cell table:formula="of:=AVERAGE([.R13:.V13])*1000" office:value-type="float" office:value="230.56" calcext:value-type="float">
            <text:p>230,56</text:p>
          </table:table-cell>
        </table:table-row>
        <table:table-row table:style-name="ro1" table:number-rows-repeated="2">
          <table:table-cell table:number-columns-repeated="22"/>
          <table:table-cell table:style-name="Default"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ransferHostDevice</text:p>
          </table:table-cell>
          <table:table-cell table:number-columns-repeated="4"/>
          <table:table-cell office:value-type="string" calcext:value-type="string">
            <text:p>kernelGPU</text:p>
          </table:table-cell>
          <table:table-cell table:number-columns-repeated="4"/>
          <table:table-cell office:value-type="string" calcext:value-type="string">
            <text:p>transferDeviceHost</text:p>
          </table:table-cell>
          <table:table-cell table:number-columns-repeated="4"/>
          <table:table-cell office:value-type="string" calcext:value-type="string">
            <text:p>kernelCPU</text:p>
          </table:table-cell>
          <table:table-cell table:number-columns-repeated="4"/>
          <table:table-cell office:value-type="string" calcext:value-type="string">
            <text:p>transferHostDevice</text:p>
          </table:table-cell>
          <table:table-cell office:value-type="string" calcext:value-type="string">
            <text:p>kernelGPU</text:p>
          </table:table-cell>
          <table:table-cell office:value-type="string" calcext:value-type="string">
            <text:p>transferDeviceHost</text:p>
          </table:table-cell>
          <table:table-cell office:value-type="string" calcext:value-type="string">
            <text:p>kernelCPU</text:p>
          </table:table-cell>
        </table:table-row>
        <table:table-row table:style-name="ro1">
          <table:table-cell table:style-name="ce2" office:value-type="string" calcext:value-type="string" table:number-columns-spanned="26" table:number-rows-spanned="1">
            <text:p>cryptCudaStride</text:p>
          </table:table-cell>
          <table:covered-table-cell table:number-columns-repeated="21"/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21-0-0</text:p>
          </table:table-cell>
          <table:table-cell office:value-type="string" calcext:value-type="string">
            <text:p>1-0-0</text:p>
          </table:table-cell>
          <table:table-cell office:value-type="float" office:value="0.08871" calcext:value-type="float">
            <text:p>0,08871</text:p>
          </table:table-cell>
          <table:table-cell office:value-type="float" office:value="0.08813" calcext:value-type="float">
            <text:p>0,08813</text:p>
          </table:table-cell>
          <table:table-cell office:value-type="float" office:value="0.08844" calcext:value-type="float">
            <text:p>0,08844</text:p>
          </table:table-cell>
          <table:table-cell office:value-type="float" office:value="0.08831" calcext:value-type="float">
            <text:p>0,08831</text:p>
          </table:table-cell>
          <table:table-cell office:value-type="float" office:value="0.08833" calcext:value-type="float">
            <text:p>0,08833</text:p>
          </table:table-cell>
          <table:table-cell office:value-type="float" office:value="0.1916" calcext:value-type="float">
            <text:p>0,1916</text:p>
          </table:table-cell>
          <table:table-cell office:value-type="float" office:value="0.1895" calcext:value-type="float">
            <text:p>0,1895</text:p>
          </table:table-cell>
          <table:table-cell office:value-type="float" office:value="0.1844" calcext:value-type="float">
            <text:p>0,1844</text:p>
          </table:table-cell>
          <table:table-cell office:value-type="float" office:value="0.1896" calcext:value-type="float">
            <text:p>0,1896</text:p>
          </table:table-cell>
          <table:table-cell office:value-type="float" office:value="0.1922" calcext:value-type="float">
            <text:p>0,1922</text:p>
          </table:table-cell>
          <table:table-cell office:value-type="float" office:value="0.2871" calcext:value-type="float">
            <text:p>0,2871</text:p>
          </table:table-cell>
          <table:table-cell office:value-type="float" office:value="0.2759" calcext:value-type="float">
            <text:p>0,2759</text:p>
          </table:table-cell>
          <table:table-cell office:value-type="float" office:value="0.2751" calcext:value-type="float">
            <text:p>0,2751</text:p>
          </table:table-cell>
          <table:table-cell office:value-type="float" office:value="0.2848" calcext:value-type="float">
            <text:p>0,2848</text:p>
          </table:table-cell>
          <table:table-cell office:value-type="float" office:value="0.2855" calcext:value-type="float">
            <text:p>0,2855</text:p>
          </table:table-cell>
          <table:table-cell office:value-type="float" office:value="0.2373" calcext:value-type="float">
            <text:p>0,2373</text:p>
          </table:table-cell>
          <table:table-cell office:value-type="float" office:value="0.2256" calcext:value-type="float">
            <text:p>0,2256</text:p>
          </table:table-cell>
          <table:table-cell office:value-type="float" office:value="0.2253" calcext:value-type="float">
            <text:p>0,2253</text:p>
          </table:table-cell>
          <table:table-cell office:value-type="float" office:value="0.236" calcext:value-type="float">
            <text:p>0,236</text:p>
          </table:table-cell>
          <table:table-cell office:value-type="float" office:value="0.2354" calcext:value-type="float">
            <text:p>0,2354</text:p>
          </table:table-cell>
          <table:table-cell table:formula="of:=AVERAGE([.C18:.G18])*1000" office:value-type="float" office:value="88.384" calcext:value-type="float">
            <text:p>88,384</text:p>
          </table:table-cell>
          <table:table-cell table:formula="of:=AVERAGE([.H18:.L18])*1000" office:value-type="float" office:value="189.46" calcext:value-type="float">
            <text:p>189,46</text:p>
          </table:table-cell>
          <table:table-cell table:formula="of:=AVERAGE([.M18:.Q18])*1000" office:value-type="float" office:value="281.68" calcext:value-type="float">
            <text:p>281,68</text:p>
          </table:table-cell>
          <table:table-cell table:formula="of:=AVERAGE([.R18:.V18])*1000" office:value-type="float" office:value="231.92" calcext:value-type="float">
            <text:p>231,92</text:p>
          </table:table-cell>
        </table:table-row>
        <table:table-row table:style-name="ro1">
          <table:table-cell office:value-type="string" calcext:value-type="string">
            <text:p>20-0-0</text:p>
          </table:table-cell>
          <table:table-cell office:value-type="string" calcext:value-type="string">
            <text:p>2-0-0</text:p>
          </table:table-cell>
          <table:table-cell office:value-type="float" office:value="0.08869" calcext:value-type="float">
            <text:p>0,08869</text:p>
          </table:table-cell>
          <table:table-cell office:value-type="float" office:value="0.08808" calcext:value-type="float">
            <text:p>0,08808</text:p>
          </table:table-cell>
          <table:table-cell office:value-type="float" office:value="0.08828" calcext:value-type="float">
            <text:p>0,08828</text:p>
          </table:table-cell>
          <table:table-cell office:value-type="float" office:value="0.08813" calcext:value-type="float">
            <text:p>0,08813</text:p>
          </table:table-cell>
          <table:table-cell office:value-type="float" office:value="0.08867" calcext:value-type="float">
            <text:p>0,08867</text:p>
          </table:table-cell>
          <table:table-cell office:value-type="float" office:value="0.1211" calcext:value-type="float">
            <text:p>0,1211</text:p>
          </table:table-cell>
          <table:table-cell office:value-type="float" office:value="0.1196" calcext:value-type="float">
            <text:p>0,1196</text:p>
          </table:table-cell>
          <table:table-cell office:value-type="float" office:value="0.1231" calcext:value-type="float">
            <text:p>0,1231</text:p>
          </table:table-cell>
          <table:table-cell office:value-type="float" office:value="0.1237" calcext:value-type="float">
            <text:p>0,1237</text:p>
          </table:table-cell>
          <table:table-cell office:value-type="float" office:value="0.1264" calcext:value-type="float">
            <text:p>0,1264</text:p>
          </table:table-cell>
          <table:table-cell office:value-type="float" office:value="0.2751" calcext:value-type="float">
            <text:p>0,2751</text:p>
          </table:table-cell>
          <table:table-cell office:value-type="float" office:value="0.2782" calcext:value-type="float">
            <text:p>0,2782</text:p>
          </table:table-cell>
          <table:table-cell office:value-type="float" office:value="0.2861" calcext:value-type="float">
            <text:p>0,2861</text:p>
          </table:table-cell>
          <table:table-cell office:value-type="float" office:value="0.2785" calcext:value-type="float">
            <text:p>0,2785</text:p>
          </table:table-cell>
          <table:table-cell office:value-type="float" office:value="0.286" calcext:value-type="float">
            <text:p>0,286</text:p>
          </table:table-cell>
          <table:table-cell office:value-type="float" office:value="0.225" calcext:value-type="float">
            <text:p>0,225</text:p>
          </table:table-cell>
          <table:table-cell office:value-type="float" office:value="0.2278" calcext:value-type="float">
            <text:p>0,2278</text:p>
          </table:table-cell>
          <table:table-cell office:value-type="float" office:value="0.2354" calcext:value-type="float">
            <text:p>0,2354</text:p>
          </table:table-cell>
          <table:table-cell office:value-type="float" office:value="0.2282" calcext:value-type="float">
            <text:p>0,2282</text:p>
          </table:table-cell>
          <table:table-cell office:value-type="float" office:value="0.2375" calcext:value-type="float">
            <text:p>0,2375</text:p>
          </table:table-cell>
          <table:table-cell table:formula="of:=AVERAGE([.C19:.G19])*1000" office:value-type="float" office:value="88.37" calcext:value-type="float">
            <text:p>88,37</text:p>
          </table:table-cell>
          <table:table-cell table:formula="of:=AVERAGE([.H19:.L19])*1000" office:value-type="float" office:value="122.78" calcext:value-type="float">
            <text:p>122,78</text:p>
          </table:table-cell>
          <table:table-cell table:formula="of:=AVERAGE([.M19:.Q19])*1000" office:value-type="float" office:value="280.78" calcext:value-type="float">
            <text:p>280,78</text:p>
          </table:table-cell>
          <table:table-cell table:formula="of:=AVERAGE([.R19:.V19])*1000" office:value-type="float" office:value="230.78" calcext:value-type="float">
            <text:p>230,78</text:p>
          </table:table-cell>
        </table:table-row>
        <table:table-row table:style-name="ro1">
          <table:table-cell office:value-type="string" calcext:value-type="string">
            <text:p>19-0-0</text:p>
          </table:table-cell>
          <table:table-cell office:value-type="string" calcext:value-type="string">
            <text:p>4-0-0</text:p>
          </table:table-cell>
          <table:table-cell office:value-type="float" office:value="0.08836" calcext:value-type="float">
            <text:p>0,08836</text:p>
          </table:table-cell>
          <table:table-cell office:value-type="float" office:value="0.08885" calcext:value-type="float">
            <text:p>0,08885</text:p>
          </table:table-cell>
          <table:table-cell office:value-type="float" office:value="0.09198" calcext:value-type="float">
            <text:p>0,09198</text:p>
          </table:table-cell>
          <table:table-cell office:value-type="float" office:value="0.08894" calcext:value-type="float">
            <text:p>0,08894</text:p>
          </table:table-cell>
          <table:table-cell office:value-type="float" office:value="0.08856" calcext:value-type="float">
            <text:p>0,08856</text:p>
          </table:table-cell>
          <table:table-cell office:value-type="float" office:value="0.07787" calcext:value-type="float">
            <text:p>0,07787</text:p>
          </table:table-cell>
          <table:table-cell office:value-type="float" office:value="0.07341" calcext:value-type="float">
            <text:p>0,07341</text:p>
          </table:table-cell>
          <table:table-cell office:value-type="float" office:value="0.07408" calcext:value-type="float">
            <text:p>0,07408</text:p>
          </table:table-cell>
          <table:table-cell office:value-type="float" office:value="0.07631" calcext:value-type="float">
            <text:p>0,07631</text:p>
          </table:table-cell>
          <table:table-cell office:value-type="float" office:value="0.07721" calcext:value-type="float">
            <text:p>0,07721</text:p>
          </table:table-cell>
          <table:table-cell office:value-type="float" office:value="0.2858" calcext:value-type="float">
            <text:p>0,2858</text:p>
          </table:table-cell>
          <table:table-cell office:value-type="float" office:value="0.2874" calcext:value-type="float">
            <text:p>0,2874</text:p>
          </table:table-cell>
          <table:table-cell office:value-type="float" office:value="0.2977" calcext:value-type="float">
            <text:p>0,2977</text:p>
          </table:table-cell>
          <table:table-cell office:value-type="float" office:value="0.286" calcext:value-type="float">
            <text:p>0,286</text:p>
          </table:table-cell>
          <table:table-cell office:value-type="float" office:value="0.2861" calcext:value-type="float">
            <text:p>0,2861</text:p>
          </table:table-cell>
          <table:table-cell office:value-type="float" office:value="0.2364" calcext:value-type="float">
            <text:p>0,2364</text:p>
          </table:table-cell>
          <table:table-cell office:value-type="float" office:value="0.2374" calcext:value-type="float">
            <text:p>0,2374</text:p>
          </table:table-cell>
          <table:table-cell office:value-type="float" office:value="0.2417" calcext:value-type="float">
            <text:p>0,2417</text:p>
          </table:table-cell>
          <table:table-cell office:value-type="float" office:value="0.2347" calcext:value-type="float">
            <text:p>0,2347</text:p>
          </table:table-cell>
          <table:table-cell office:value-type="float" office:value="0.2359" calcext:value-type="float">
            <text:p>0,2359</text:p>
          </table:table-cell>
          <table:table-cell table:formula="of:=AVERAGE([.C20:.G20])*1000" office:value-type="float" office:value="89.338" calcext:value-type="float">
            <text:p>89,338</text:p>
          </table:table-cell>
          <table:table-cell table:formula="of:=AVERAGE([.H20:.L20])*1000" office:value-type="float" office:value="75.776" calcext:value-type="float">
            <text:p>75,776</text:p>
          </table:table-cell>
          <table:table-cell table:formula="of:=AVERAGE([.M20:.Q20])*1000" office:value-type="float" office:value="288.6" calcext:value-type="float">
            <text:p>288,6</text:p>
          </table:table-cell>
          <table:table-cell table:formula="of:=AVERAGE([.R20:.V20])*1000" office:value-type="float" office:value="237.22" calcext:value-type="float">
            <text:p>237,22</text:p>
          </table:table-cell>
        </table:table-row>
        <table:table-row table:style-name="ro1">
          <table:table-cell office:value-type="string" calcext:value-type="string">
            <text:p>18-0-0</text:p>
          </table:table-cell>
          <table:table-cell office:value-type="string" calcext:value-type="string">
            <text:p>8-0-0</text:p>
          </table:table-cell>
          <table:table-cell office:value-type="float" office:value="0.08817" calcext:value-type="float">
            <text:p>0,08817</text:p>
          </table:table-cell>
          <table:table-cell office:value-type="float" office:value="0.08866" calcext:value-type="float">
            <text:p>0,08866</text:p>
          </table:table-cell>
          <table:table-cell office:value-type="float" office:value="0.08844" calcext:value-type="float">
            <text:p>0,08844</text:p>
          </table:table-cell>
          <table:table-cell office:value-type="float" office:value="0.08188" calcext:value-type="float">
            <text:p>0,08188</text:p>
          </table:table-cell>
          <table:table-cell office:value-type="float" office:value="0.08843" calcext:value-type="float">
            <text:p>0,08843</text:p>
          </table:table-cell>
          <table:table-cell office:value-type="float" office:value="0.04661" calcext:value-type="float">
            <text:p>0,04661</text:p>
          </table:table-cell>
          <table:table-cell office:value-type="float" office:value="0.04538" calcext:value-type="float">
            <text:p>0,04538</text:p>
          </table:table-cell>
          <table:table-cell office:value-type="float" office:value="0.04651" calcext:value-type="float">
            <text:p>0,04651</text:p>
          </table:table-cell>
          <table:table-cell office:value-type="float" office:value="0.04662" calcext:value-type="float">
            <text:p>0,04662</text:p>
          </table:table-cell>
          <table:table-cell office:value-type="float" office:value="0.04657" calcext:value-type="float">
            <text:p>0,04657</text:p>
          </table:table-cell>
          <table:table-cell office:value-type="float" office:value="0.2841" calcext:value-type="float">
            <text:p>0,2841</text:p>
          </table:table-cell>
          <table:table-cell office:value-type="float" office:value="0.2876" calcext:value-type="float">
            <text:p>0,2876</text:p>
          </table:table-cell>
          <table:table-cell office:value-type="float" office:value="0.2757" calcext:value-type="float">
            <text:p>0,2757</text:p>
          </table:table-cell>
          <table:table-cell office:value-type="float" office:value="0.2859" calcext:value-type="float">
            <text:p>0,2859</text:p>
          </table:table-cell>
          <table:table-cell office:value-type="float" office:value="0.2861" calcext:value-type="float">
            <text:p>0,2861</text:p>
          </table:table-cell>
          <table:table-cell office:value-type="float" office:value="0.2367" calcext:value-type="float">
            <text:p>0,2367</text:p>
          </table:table-cell>
          <table:table-cell office:value-type="float" office:value="0.2377" calcext:value-type="float">
            <text:p>0,2377</text:p>
          </table:table-cell>
          <table:table-cell office:value-type="float" office:value="0.2253" calcext:value-type="float">
            <text:p>0,2253</text:p>
          </table:table-cell>
          <table:table-cell office:value-type="float" office:value="0.2364" calcext:value-type="float">
            <text:p>0,2364</text:p>
          </table:table-cell>
          <table:table-cell office:value-type="float" office:value="0.2372" calcext:value-type="float">
            <text:p>0,2372</text:p>
          </table:table-cell>
          <table:table-cell table:formula="of:=AVERAGE([.C21:.G21])*1000" office:value-type="float" office:value="87.116" calcext:value-type="float">
            <text:p>87,116</text:p>
          </table:table-cell>
          <table:table-cell table:formula="of:=AVERAGE([.H21:.L21])*1000" office:value-type="float" office:value="46.338" calcext:value-type="float">
            <text:p>46,338</text:p>
          </table:table-cell>
          <table:table-cell table:formula="of:=AVERAGE([.M21:.Q21])*1000" office:value-type="float" office:value="283.88" calcext:value-type="float">
            <text:p>283,88</text:p>
          </table:table-cell>
          <table:table-cell table:formula="of:=AVERAGE([.R21:.V21])*1000" office:value-type="float" office:value="234.66" calcext:value-type="float">
            <text:p>234,66</text:p>
          </table:table-cell>
        </table:table-row>
        <table:table-row table:style-name="ro1">
          <table:table-cell office:value-type="string" calcext:value-type="string">
            <text:p>17-0-0</text:p>
          </table:table-cell>
          <table:table-cell office:value-type="string" calcext:value-type="string">
            <text:p>16-0-0</text:p>
          </table:table-cell>
          <table:table-cell office:value-type="float" office:value="0.08882" calcext:value-type="float">
            <text:p>0,08882</text:p>
          </table:table-cell>
          <table:table-cell office:value-type="float" office:value="0.08801" calcext:value-type="float">
            <text:p>0,08801</text:p>
          </table:table-cell>
          <table:table-cell office:value-type="float" office:value="0.08874" calcext:value-type="float">
            <text:p>0,08874</text:p>
          </table:table-cell>
          <table:table-cell office:value-type="float" office:value="0.08821" calcext:value-type="float">
            <text:p>0,08821</text:p>
          </table:table-cell>
          <table:table-cell office:value-type="float" office:value="0.08755" calcext:value-type="float">
            <text:p>0,08755</text:p>
          </table:table-cell>
          <table:table-cell office:value-type="float" office:value="0.02827" calcext:value-type="float">
            <text:p>0,02827</text:p>
          </table:table-cell>
          <table:table-cell office:value-type="float" office:value="0.02828" calcext:value-type="float">
            <text:p>0,02828</text:p>
          </table:table-cell>
          <table:table-cell office:value-type="float" office:value="0.02822" calcext:value-type="float">
            <text:p>0,02822</text:p>
          </table:table-cell>
          <table:table-cell office:value-type="float" office:value="0.02824" calcext:value-type="float">
            <text:p>0,02824</text:p>
          </table:table-cell>
          <table:table-cell office:value-type="float" office:value="0.02827" calcext:value-type="float">
            <text:p>0,02827</text:p>
          </table:table-cell>
          <table:table-cell office:value-type="float" office:value="0.2858" calcext:value-type="float">
            <text:p>0,2858</text:p>
          </table:table-cell>
          <table:table-cell office:value-type="float" office:value="0.2771" calcext:value-type="float">
            <text:p>0,2771</text:p>
          </table:table-cell>
          <table:table-cell office:value-type="float" office:value="0.2745" calcext:value-type="float">
            <text:p>0,2745</text:p>
          </table:table-cell>
          <table:table-cell office:value-type="float" office:value="0.2851" calcext:value-type="float">
            <text:p>0,2851</text:p>
          </table:table-cell>
          <table:table-cell office:value-type="float" office:value="0.2756" calcext:value-type="float">
            <text:p>0,2756</text:p>
          </table:table-cell>
          <table:table-cell office:value-type="float" office:value="0.2371" calcext:value-type="float">
            <text:p>0,2371</text:p>
          </table:table-cell>
          <table:table-cell office:value-type="float" office:value="0.2271" calcext:value-type="float">
            <text:p>0,2271</text:p>
          </table:table-cell>
          <table:table-cell office:value-type="float" office:value="0.2248" calcext:value-type="float">
            <text:p>0,2248</text:p>
          </table:table-cell>
          <table:table-cell office:value-type="float" office:value="0.2354" calcext:value-type="float">
            <text:p>0,2354</text:p>
          </table:table-cell>
          <table:table-cell office:value-type="float" office:value="0.2262" calcext:value-type="float">
            <text:p>0,2262</text:p>
          </table:table-cell>
          <table:table-cell table:formula="of:=AVERAGE([.C22:.G22])*1000" office:value-type="float" office:value="88.266" calcext:value-type="float">
            <text:p>88,266</text:p>
          </table:table-cell>
          <table:table-cell table:formula="of:=AVERAGE([.H22:.L22])*1000" office:value-type="float" office:value="28.256" calcext:value-type="float">
            <text:p>28,256</text:p>
          </table:table-cell>
          <table:table-cell table:formula="of:=AVERAGE([.M22:.Q22])*1000" office:value-type="float" office:value="279.62" calcext:value-type="float">
            <text:p>279,62</text:p>
          </table:table-cell>
          <table:table-cell table:formula="of:=AVERAGE([.R22:.V22])*1000" office:value-type="float" office:value="230.12" calcext:value-type="float">
            <text:p>230,12</text:p>
          </table:table-cell>
        </table:table-row>
        <table:table-row table:style-name="ro1">
          <table:table-cell office:value-type="string" calcext:value-type="string">
            <text:p>16-0-0</text:p>
          </table:table-cell>
          <table:table-cell office:value-type="string" calcext:value-type="string">
            <text:p>32-0-0</text:p>
          </table:table-cell>
          <table:table-cell office:value-type="float" office:value="0.08867" calcext:value-type="float">
            <text:p>0,08867</text:p>
          </table:table-cell>
          <table:table-cell office:value-type="float" office:value="0.0884" calcext:value-type="float">
            <text:p>0,0884</text:p>
          </table:table-cell>
          <table:table-cell office:value-type="float" office:value="0.08849" calcext:value-type="float">
            <text:p>0,08849</text:p>
          </table:table-cell>
          <table:table-cell office:value-type="float" office:value="0.08842" calcext:value-type="float">
            <text:p>0,08842</text:p>
          </table:table-cell>
          <table:table-cell office:value-type="float" office:value="0.0888" calcext:value-type="float">
            <text:p>0,0888</text:p>
          </table:table-cell>
          <table:table-cell office:value-type="float" office:value="0.01166" calcext:value-type="float">
            <text:p>0,01166</text:p>
          </table:table-cell>
          <table:table-cell office:value-type="float" office:value="0.01163" calcext:value-type="float">
            <text:p>0,01163</text:p>
          </table:table-cell>
          <table:table-cell office:value-type="float" office:value="0.01164" calcext:value-type="float">
            <text:p>0,01164</text:p>
          </table:table-cell>
          <table:table-cell office:value-type="float" office:value="0.01163" calcext:value-type="float">
            <text:p>0,01163</text:p>
          </table:table-cell>
          <table:table-cell office:value-type="float" office:value="0.01167" calcext:value-type="float">
            <text:p>0,01167</text:p>
          </table:table-cell>
          <table:table-cell office:value-type="float" office:value="0.2878" calcext:value-type="float">
            <text:p>0,2878</text:p>
          </table:table-cell>
          <table:table-cell office:value-type="float" office:value="0.2773" calcext:value-type="float">
            <text:p>0,2773</text:p>
          </table:table-cell>
          <table:table-cell office:value-type="float" office:value="0.276" calcext:value-type="float">
            <text:p>0,276</text:p>
          </table:table-cell>
          <table:table-cell office:value-type="float" office:value="0.2765" calcext:value-type="float">
            <text:p>0,2765</text:p>
          </table:table-cell>
          <table:table-cell office:value-type="float" office:value="0.2858" calcext:value-type="float">
            <text:p>0,2858</text:p>
          </table:table-cell>
          <table:table-cell office:value-type="float" office:value="0.2379" calcext:value-type="float">
            <text:p>0,2379</text:p>
          </table:table-cell>
          <table:table-cell office:value-type="float" office:value="0.2266" calcext:value-type="float">
            <text:p>0,2266</text:p>
          </table:table-cell>
          <table:table-cell office:value-type="float" office:value="0.2254" calcext:value-type="float">
            <text:p>0,2254</text:p>
          </table:table-cell>
          <table:table-cell office:value-type="float" office:value="0.2272" calcext:value-type="float">
            <text:p>0,2272</text:p>
          </table:table-cell>
          <table:table-cell office:value-type="float" office:value="0.2369" calcext:value-type="float">
            <text:p>0,2369</text:p>
          </table:table-cell>
          <table:table-cell table:formula="of:=AVERAGE([.C23:.G23])*1000" office:value-type="float" office:value="88.556" calcext:value-type="float">
            <text:p>88,556</text:p>
          </table:table-cell>
          <table:table-cell table:formula="of:=AVERAGE([.H23:.L23])*1000" office:value-type="float" office:value="11.646" calcext:value-type="float">
            <text:p>11,646</text:p>
          </table:table-cell>
          <table:table-cell table:formula="of:=AVERAGE([.M23:.Q23])*1000" office:value-type="float" office:value="280.68" calcext:value-type="float">
            <text:p>280,68</text:p>
          </table:table-cell>
          <table:table-cell table:formula="of:=AVERAGE([.R23:.V23])*1000" office:value-type="float" office:value="230.8" calcext:value-type="float">
            <text:p>230,8</text:p>
          </table:table-cell>
        </table:table-row>
        <table:table-row table:style-name="ro1">
          <table:table-cell office:value-type="string" calcext:value-type="string">
            <text:p>15-0-0</text:p>
          </table:table-cell>
          <table:table-cell office:value-type="string" calcext:value-type="string">
            <text:p>64-0-0</text:p>
          </table:table-cell>
          <table:table-cell office:value-type="float" office:value="0.0883" calcext:value-type="float">
            <text:p>0,0883</text:p>
          </table:table-cell>
          <table:table-cell office:value-type="float" office:value="0.08803" calcext:value-type="float">
            <text:p>0,08803</text:p>
          </table:table-cell>
          <table:table-cell office:value-type="float" office:value="0.08832" calcext:value-type="float">
            <text:p>0,08832</text:p>
          </table:table-cell>
          <table:table-cell office:value-type="float" office:value="0.0886" calcext:value-type="float">
            <text:p>0,0886</text:p>
          </table:table-cell>
          <table:table-cell office:value-type="float" office:value="0.0883" calcext:value-type="float">
            <text:p>0,0883</text:p>
          </table:table-cell>
          <table:table-cell office:value-type="float" office:value="0.00959" calcext:value-type="float">
            <text:p>0,00959</text:p>
          </table:table-cell>
          <table:table-cell office:value-type="float" office:value="0.009572" calcext:value-type="float">
            <text:p>0,009572</text:p>
          </table:table-cell>
          <table:table-cell office:value-type="float" office:value="0.00959" calcext:value-type="float">
            <text:p>0,00959</text:p>
          </table:table-cell>
          <table:table-cell table:number-columns-repeated="2" office:value-type="float" office:value="0.00958" calcext:value-type="float">
            <text:p>0,00958</text:p>
          </table:table-cell>
          <table:table-cell office:value-type="float" office:value="0.2794" calcext:value-type="float">
            <text:p>0,2794</text:p>
          </table:table-cell>
          <table:table-cell office:value-type="float" office:value="0.2761" calcext:value-type="float">
            <text:p>0,2761</text:p>
          </table:table-cell>
          <table:table-cell office:value-type="float" office:value="0.2757" calcext:value-type="float">
            <text:p>0,2757</text:p>
          </table:table-cell>
          <table:table-cell office:value-type="float" office:value="0.2856" calcext:value-type="float">
            <text:p>0,2856</text:p>
          </table:table-cell>
          <table:table-cell office:value-type="float" office:value="0.276" calcext:value-type="float">
            <text:p>0,276</text:p>
          </table:table-cell>
          <table:table-cell office:value-type="float" office:value="0.2271" calcext:value-type="float">
            <text:p>0,2271</text:p>
          </table:table-cell>
          <table:table-cell office:value-type="float" office:value="0.2241" calcext:value-type="float">
            <text:p>0,2241</text:p>
          </table:table-cell>
          <table:table-cell office:value-type="float" office:value="0.2255" calcext:value-type="float">
            <text:p>0,2255</text:p>
          </table:table-cell>
          <table:table-cell office:value-type="float" office:value="0.2359" calcext:value-type="float">
            <text:p>0,2359</text:p>
          </table:table-cell>
          <table:table-cell office:value-type="float" office:value="0.2249" calcext:value-type="float">
            <text:p>0,2249</text:p>
          </table:table-cell>
          <table:table-cell table:formula="of:=AVERAGE([.C24:.G24])*1000" office:value-type="float" office:value="88.31" calcext:value-type="float">
            <text:p>88,31</text:p>
          </table:table-cell>
          <table:table-cell table:formula="of:=AVERAGE([.H24:.L24])*1000" office:value-type="float" office:value="9.5824" calcext:value-type="float">
            <text:p>9,5824</text:p>
          </table:table-cell>
          <table:table-cell table:formula="of:=AVERAGE([.M24:.Q24])*1000" office:value-type="float" office:value="278.56" calcext:value-type="float">
            <text:p>278,56</text:p>
          </table:table-cell>
          <table:table-cell table:formula="of:=AVERAGE([.R24:.V24])*1000" office:value-type="float" office:value="227.5" calcext:value-type="float">
            <text:p>227,5</text:p>
          </table:table-cell>
        </table:table-row>
        <table:table-row table:style-name="ro1">
          <table:table-cell office:value-type="string" calcext:value-type="string">
            <text:p>14-0-0</text:p>
          </table:table-cell>
          <table:table-cell office:value-type="string" calcext:value-type="string">
            <text:p>128-0-0</text:p>
          </table:table-cell>
          <table:table-cell office:value-type="float" office:value="0.0883" calcext:value-type="float">
            <text:p>0,0883</text:p>
          </table:table-cell>
          <table:table-cell office:value-type="float" office:value="0.08869" calcext:value-type="float">
            <text:p>0,08869</text:p>
          </table:table-cell>
          <table:table-cell office:value-type="float" office:value="0.08793" calcext:value-type="float">
            <text:p>0,08793</text:p>
          </table:table-cell>
          <table:table-cell office:value-type="float" office:value="0.08839" calcext:value-type="float">
            <text:p>0,08839</text:p>
          </table:table-cell>
          <table:table-cell office:value-type="float" office:value="0.08809" calcext:value-type="float">
            <text:p>0,08809</text:p>
          </table:table-cell>
          <table:table-cell table:number-columns-repeated="2" office:value-type="float" office:value="0.0093" calcext:value-type="float">
            <text:p>0,0093</text:p>
          </table:table-cell>
          <table:table-cell office:value-type="float" office:value="0.009319" calcext:value-type="float">
            <text:p>0,009319</text:p>
          </table:table-cell>
          <table:table-cell office:value-type="float" office:value="0.00928" calcext:value-type="float">
            <text:p>0,00928</text:p>
          </table:table-cell>
          <table:table-cell office:value-type="float" office:value="0.0093" calcext:value-type="float">
            <text:p>0,0093</text:p>
          </table:table-cell>
          <table:table-cell office:value-type="float" office:value="0.2853" calcext:value-type="float">
            <text:p>0,2853</text:p>
          </table:table-cell>
          <table:table-cell office:value-type="float" office:value="0.2878" calcext:value-type="float">
            <text:p>0,2878</text:p>
          </table:table-cell>
          <table:table-cell office:value-type="float" office:value="0.275" calcext:value-type="float">
            <text:p>0,275</text:p>
          </table:table-cell>
          <table:table-cell office:value-type="float" office:value="0.2791" calcext:value-type="float">
            <text:p>0,2791</text:p>
          </table:table-cell>
          <table:table-cell office:value-type="float" office:value="0.2756" calcext:value-type="float">
            <text:p>0,2756</text:p>
          </table:table-cell>
          <table:table-cell office:value-type="float" office:value="0.2346" calcext:value-type="float">
            <text:p>0,2346</text:p>
          </table:table-cell>
          <table:table-cell office:value-type="float" office:value="0.2378" calcext:value-type="float">
            <text:p>0,2378</text:p>
          </table:table-cell>
          <table:table-cell office:value-type="float" office:value="0.226" calcext:value-type="float">
            <text:p>0,226</text:p>
          </table:table-cell>
          <table:table-cell office:value-type="float" office:value="0.2284" calcext:value-type="float">
            <text:p>0,2284</text:p>
          </table:table-cell>
          <table:table-cell office:value-type="float" office:value="0.227" calcext:value-type="float">
            <text:p>0,227</text:p>
          </table:table-cell>
          <table:table-cell table:formula="of:=AVERAGE([.C25:.G25])*1000" office:value-type="float" office:value="88.28" calcext:value-type="float">
            <text:p>88,28</text:p>
          </table:table-cell>
          <table:table-cell table:formula="of:=AVERAGE([.H25:.L25])*1000" office:value-type="float" office:value="9.2998" calcext:value-type="float">
            <text:p>9,2998</text:p>
          </table:table-cell>
          <table:table-cell table:formula="of:=AVERAGE([.M25:.Q25])*1000" office:value-type="float" office:value="280.56" calcext:value-type="float">
            <text:p>280,56</text:p>
          </table:table-cell>
          <table:table-cell table:formula="of:=AVERAGE([.R25:.V25])*1000" office:value-type="float" office:value="230.76" calcext:value-type="float">
            <text:p>230,76</text:p>
          </table:table-cell>
        </table:table-row>
        <table:table-row table:style-name="ro1">
          <table:table-cell office:value-type="string" calcext:value-type="string">
            <text:p>13-0-0</text:p>
          </table:table-cell>
          <table:table-cell office:value-type="string" calcext:value-type="string">
            <text:p>256-0-0</text:p>
          </table:table-cell>
          <table:table-cell office:value-type="float" office:value="0.08865" calcext:value-type="float">
            <text:p>0,08865</text:p>
          </table:table-cell>
          <table:table-cell office:value-type="float" office:value="0.08834" calcext:value-type="float">
            <text:p>0,08834</text:p>
          </table:table-cell>
          <table:table-cell office:value-type="float" office:value="0.08802" calcext:value-type="float">
            <text:p>0,08802</text:p>
          </table:table-cell>
          <table:table-cell office:value-type="float" office:value="0.08795" calcext:value-type="float">
            <text:p>0,08795</text:p>
          </table:table-cell>
          <table:table-cell office:value-type="float" office:value="0.08858" calcext:value-type="float">
            <text:p>0,08858</text:p>
          </table:table-cell>
          <table:table-cell office:value-type="float" office:value="0.00907" calcext:value-type="float">
            <text:p>0,00907</text:p>
          </table:table-cell>
          <table:table-cell office:value-type="float" office:value="0.009082" calcext:value-type="float">
            <text:p>0,009082</text:p>
          </table:table-cell>
          <table:table-cell office:value-type="float" office:value="0.00906" calcext:value-type="float">
            <text:p>0,00906</text:p>
          </table:table-cell>
          <table:table-cell office:value-type="float" office:value="0.009064" calcext:value-type="float">
            <text:p>0,009064</text:p>
          </table:table-cell>
          <table:table-cell office:value-type="float" office:value="0.009077" calcext:value-type="float">
            <text:p>0,009077</text:p>
          </table:table-cell>
          <table:table-cell office:value-type="float" office:value="0.2852" calcext:value-type="float">
            <text:p>0,2852</text:p>
          </table:table-cell>
          <table:table-cell office:value-type="float" office:value="0.2861" calcext:value-type="float">
            <text:p>0,2861</text:p>
          </table:table-cell>
          <table:table-cell office:value-type="float" office:value="0.2758" calcext:value-type="float">
            <text:p>0,2758</text:p>
          </table:table-cell>
          <table:table-cell office:value-type="float" office:value="0.276" calcext:value-type="float">
            <text:p>0,276</text:p>
          </table:table-cell>
          <table:table-cell office:value-type="float" office:value="0.2857" calcext:value-type="float">
            <text:p>0,2857</text:p>
          </table:table-cell>
          <table:table-cell office:value-type="float" office:value="0.2363" calcext:value-type="float">
            <text:p>0,2363</text:p>
          </table:table-cell>
          <table:table-cell office:value-type="float" office:value="0.2355" calcext:value-type="float">
            <text:p>0,2355</text:p>
          </table:table-cell>
          <table:table-cell office:value-type="float" office:value="0.2255" calcext:value-type="float">
            <text:p>0,2255</text:p>
          </table:table-cell>
          <table:table-cell office:value-type="float" office:value="0.2231" calcext:value-type="float">
            <text:p>0,2231</text:p>
          </table:table-cell>
          <table:table-cell office:value-type="float" office:value="0.2368" calcext:value-type="float">
            <text:p>0,2368</text:p>
          </table:table-cell>
          <table:table-cell table:formula="of:=AVERAGE([.C26:.G26])*1000" office:value-type="float" office:value="88.308" calcext:value-type="float">
            <text:p>88,308</text:p>
          </table:table-cell>
          <table:table-cell table:formula="of:=AVERAGE([.H26:.L26])*1000" office:value-type="float" office:value="9.0706" calcext:value-type="float">
            <text:p>9,0706</text:p>
          </table:table-cell>
          <table:table-cell table:formula="of:=AVERAGE([.M26:.Q26])*1000" office:value-type="float" office:value="281.76" calcext:value-type="float">
            <text:p>281,76</text:p>
          </table:table-cell>
          <table:table-cell table:formula="of:=AVERAGE([.R26:.V26])*1000" office:value-type="float" office:value="231.44" calcext:value-type="float">
            <text:p>231,44</text:p>
          </table:table-cell>
        </table:table-row>
        <table:table-row table:style-name="ro1">
          <table:table-cell office:value-type="string" calcext:value-type="string">
            <text:p>12-0-0</text:p>
          </table:table-cell>
          <table:table-cell office:value-type="string" calcext:value-type="string">
            <text:p>512-0-0</text:p>
          </table:table-cell>
          <table:table-cell table:number-columns-repeated="2" office:value-type="float" office:value="0.08856" calcext:value-type="float">
            <text:p>0,08856</text:p>
          </table:table-cell>
          <table:table-cell office:value-type="float" office:value="0.08821" calcext:value-type="float">
            <text:p>0,08821</text:p>
          </table:table-cell>
          <table:table-cell office:value-type="float" office:value="0.08866" calcext:value-type="float">
            <text:p>0,08866</text:p>
          </table:table-cell>
          <table:table-cell office:value-type="float" office:value="0.08821" calcext:value-type="float">
            <text:p>0,08821</text:p>
          </table:table-cell>
          <table:table-cell table:number-columns-repeated="3" office:value-type="float" office:value="0.00905" calcext:value-type="float">
            <text:p>0,00905</text:p>
          </table:table-cell>
          <table:table-cell office:value-type="float" office:value="0.00906" calcext:value-type="float">
            <text:p>0,00906</text:p>
          </table:table-cell>
          <table:table-cell office:value-type="float" office:value="0.00905" calcext:value-type="float">
            <text:p>0,00905</text:p>
          </table:table-cell>
          <table:table-cell office:value-type="float" office:value="0.2856" calcext:value-type="float">
            <text:p>0,2856</text:p>
          </table:table-cell>
          <table:table-cell office:value-type="float" office:value="0.2867" calcext:value-type="float">
            <text:p>0,2867</text:p>
          </table:table-cell>
          <table:table-cell office:value-type="float" office:value="0.2854" calcext:value-type="float">
            <text:p>0,2854</text:p>
          </table:table-cell>
          <table:table-cell office:value-type="float" office:value="0.2847" calcext:value-type="float">
            <text:p>0,2847</text:p>
          </table:table-cell>
          <table:table-cell office:value-type="float" office:value="0.2846" calcext:value-type="float">
            <text:p>0,2846</text:p>
          </table:table-cell>
          <table:table-cell office:value-type="float" office:value="0.2371" calcext:value-type="float">
            <text:p>0,2371</text:p>
          </table:table-cell>
          <table:table-cell office:value-type="float" office:value="0.2379" calcext:value-type="float">
            <text:p>0,2379</text:p>
          </table:table-cell>
          <table:table-cell office:value-type="float" office:value="0.237" calcext:value-type="float">
            <text:p>0,237</text:p>
          </table:table-cell>
          <table:table-cell office:value-type="float" office:value="0.2369" calcext:value-type="float">
            <text:p>0,2369</text:p>
          </table:table-cell>
          <table:table-cell office:value-type="float" office:value="0.2349" calcext:value-type="float">
            <text:p>0,2349</text:p>
          </table:table-cell>
          <table:table-cell table:formula="of:=AVERAGE([.C27:.G27])*1000" office:value-type="float" office:value="88.44" calcext:value-type="float">
            <text:p>88,44</text:p>
          </table:table-cell>
          <table:table-cell table:formula="of:=AVERAGE([.H27:.L27])*1000" office:value-type="float" office:value="9.052" calcext:value-type="float">
            <text:p>9,052</text:p>
          </table:table-cell>
          <table:table-cell table:formula="of:=AVERAGE([.M27:.Q27])*1000" office:value-type="float" office:value="285.4" calcext:value-type="float">
            <text:p>285,4</text:p>
          </table:table-cell>
          <table:table-cell table:formula="of:=AVERAGE([.R27:.V27])*1000" office:value-type="float" office:value="236.76" calcext:value-type="float">
            <text:p>236,76</text:p>
          </table:table-cell>
        </table:table-row>
        <table:table-row table:style-name="ro1">
          <table:table-cell office:value-type="string" calcext:value-type="string">
            <text:p>11-0-0</text:p>
          </table:table-cell>
          <table:table-cell office:value-type="string" calcext:value-type="string">
            <text:p>1024-0-0</text:p>
          </table:table-cell>
          <table:table-cell office:value-type="float" office:value="0.08828" calcext:value-type="float">
            <text:p>0,08828</text:p>
          </table:table-cell>
          <table:table-cell office:value-type="float" office:value="0.08841" calcext:value-type="float">
            <text:p>0,08841</text:p>
          </table:table-cell>
          <table:table-cell office:value-type="float" office:value="0.08836" calcext:value-type="float">
            <text:p>0,08836</text:p>
          </table:table-cell>
          <table:table-cell office:value-type="float" office:value="0.08849" calcext:value-type="float">
            <text:p>0,08849</text:p>
          </table:table-cell>
          <table:table-cell office:value-type="float" office:value="0.08827" calcext:value-type="float">
            <text:p>0,08827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9005" calcext:value-type="float">
            <text:p>0,009005</text:p>
          </table:table-cell>
          <table:table-cell office:value-type="float" office:value="0.008998" calcext:value-type="float">
            <text:p>0,008998</text:p>
          </table:table-cell>
          <table:table-cell office:value-type="float" office:value="0.009023" calcext:value-type="float">
            <text:p>0,009023</text:p>
          </table:table-cell>
          <table:table-cell office:value-type="float" office:value="0.009007" calcext:value-type="float">
            <text:p>0,009007</text:p>
          </table:table-cell>
          <table:table-cell office:value-type="float" office:value="0.2752" calcext:value-type="float">
            <text:p>0,2752</text:p>
          </table:table-cell>
          <table:table-cell office:value-type="float" office:value="0.2772" calcext:value-type="float">
            <text:p>0,2772</text:p>
          </table:table-cell>
          <table:table-cell office:value-type="float" office:value="0.2776" calcext:value-type="float">
            <text:p>0,2776</text:p>
          </table:table-cell>
          <table:table-cell office:value-type="float" office:value="0.2864" calcext:value-type="float">
            <text:p>0,2864</text:p>
          </table:table-cell>
          <table:table-cell office:value-type="float" office:value="0.2862" calcext:value-type="float">
            <text:p>0,2862</text:p>
          </table:table-cell>
          <table:table-cell office:value-type="float" office:value="0.2251" calcext:value-type="float">
            <text:p>0,2251</text:p>
          </table:table-cell>
          <table:table-cell office:value-type="float" office:value="0.2273" calcext:value-type="float">
            <text:p>0,2273</text:p>
          </table:table-cell>
          <table:table-cell office:value-type="float" office:value="0.2286" calcext:value-type="float">
            <text:p>0,2286</text:p>
          </table:table-cell>
          <table:table-cell table:number-columns-repeated="2" office:value-type="float" office:value="0.2359" calcext:value-type="float">
            <text:p>0,2359</text:p>
          </table:table-cell>
          <table:table-cell table:formula="of:=AVERAGE([.C28:.G28])*1000" office:value-type="float" office:value="88.362" calcext:value-type="float">
            <text:p>88,362</text:p>
          </table:table-cell>
          <table:table-cell table:formula="of:=AVERAGE([.H28:.L28])*1000" office:value-type="float" office:value="9.0066" calcext:value-type="float">
            <text:p>9,0066</text:p>
          </table:table-cell>
          <table:table-cell table:formula="of:=AVERAGE([.M28:.Q28])*1000" office:value-type="float" office:value="280.52" calcext:value-type="float">
            <text:p>280,52</text:p>
          </table:table-cell>
          <table:table-cell table:formula="of:=AVERAGE([.R28:.V28])*1000" office:value-type="float" office:value="230.56" calcext:value-type="float">
            <text:p>230,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-00-0000</text:date>, <text:time style:data-style-name="N2" text:time-value="19:48:36.043376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6:19:02.415922143</meta:creation-date>
    <dc:date>2022-01-15T20:25:09.780151848</dc:date>
    <meta:editing-duration>PT40M8S</meta:editing-duration>
    <meta:editing-cycles>10</meta:editing-cycles>
    <meta:generator>LibreOffice/6.4.7.2$Linux_X86_64 LibreOffice_project/40$Build-2</meta:generator>
    <meta:document-statistic meta:table-count="1" meta:cell-count="59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904cm" svg:height="13.86cm" xlink:href=".." xlink:type="simple" chart:class="chart:line" chart:style-name="ch1">
        <chart:title svg:x="12.85cm" svg:y="0.413cm" chart:style-name="ch2">
          <text:p>cryptCuda</text:p>
        </chart:title>
        <chart:legend chart:legend-position="end" svg:x="23.729cm" svg:y="5.884cm" style:legend-expansion="high" chart:style-name="ch3"/>
        <chart:plot-area chart:style-name="ch4" table:cell-range-address="Sheet1.A3:Sheet1.B13 Sheet1.W3:Sheet1.Z13" chart:data-source-has-labels="both" svg:x="1.569cm" svg:y="1.469cm" svg:width="21.602cm" svg:height="11.133cm">
          <chartooo:coordinate-region svg:x="2.376cm" svg:y="1.668cm" svg:width="20.795cm" svg:height="9.889cm"/>
          <chart:axis chart:dimension="x" chart:name="primary-x" chart:style-name="ch5" chartooo:axis-type="auto">
            <chartooo:date-scale/>
            <chart:title svg:x="10.99cm" svg:y="12.879cm" chart:style-name="ch6">
              <text:p>Grid Configuration</text:p>
            </chart:title>
            <chart:categories table:cell-range-address="Sheet1.A3:Sheet1.B13"/>
          </chart:axis>
          <chart:axis chart:dimension="y" chart:name="primary-y" chart:style-name="ch5">
            <chart:title svg:x="0.451cm" svg:y="8.852cm" chart:style-name="ch7">
              <text:p>Performance Times (ms)</text:p>
            </chart:title>
            <chart:grid chart:style-name="ch8" chart:class="major"/>
          </chart:axis>
          <chart:series chart:style-name="ch9" chart:values-cell-range-address="Sheet1.W3:Sheet1.W13" loext:label-string="transferhostdevice" chart:class="chart:line">
            <chart:data-point chart:repeated="11"/>
          </chart:series>
          <chart:series chart:style-name="ch10" chart:values-cell-range-address="Sheet1.X3:Sheet1.X13" loext:label-string="kernelongpu" chart:class="chart:line">
            <chart:data-point chart:repeated="11"/>
          </chart:series>
          <chart:series chart:style-name="ch11" chart:values-cell-range-address="Sheet1.Y3:Sheet1.Y13" loext:label-string="kerneloncpu" chart:class="chart:line">
            <chart:data-point chart:repeated="11"/>
          </chart:series>
          <chart:series chart:style-name="ch12" chart:values-cell-range-address="Sheet1.Z3:Sheet1.Z13" loext:label-string="transferdevicehost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hostdevice</text:p>
              </table:table-cell>
              <table:table-cell office:value-type="string">
                <text:p>kernelongpu</text:p>
              </table:table-cell>
              <table:table-cell office:value-type="string">
                <text:p>kerneloncpu</text:p>
              </table:table-cell>
              <table:table-cell office:value-type="string">
                <text:p>transferdevicehost</text:p>
              </table:table-cell>
            </table:table-row>
          </table:table-header-rows>
          <table:table-rows>
            <table:table-row>
              <table:table-cell office:value-type="string">
                <text:p>21-0-0 1-0-0</text:p>
                <text:list>
                  <text:list-item>
                    <text:p>21-0-0</text:p>
                  </text:list-item>
                  <text:list-item>
                    <text:p>1-0-0</text:p>
                  </text:list-item>
                </text:list>
                <draw:g>
                  <svg:desc>Sheet1.A3:Sheet1.B13</svg:desc>
                </draw:g>
              </table:table-cell>
              <table:table-cell office:value-type="float" office:value="88.384">
                <text:p>88.384</text:p>
                <draw:g>
                  <svg:desc>Sheet1.W3:Sheet1.W13</svg:desc>
                </draw:g>
              </table:table-cell>
              <table:table-cell office:value-type="float" office:value="52.304">
                <text:p>52.304</text:p>
                <draw:g>
                  <svg:desc>Sheet1.X3:Sheet1.X13</svg:desc>
                </draw:g>
              </table:table-cell>
              <table:table-cell office:value-type="float" office:value="281.68">
                <text:p>281.68</text:p>
                <draw:g>
                  <svg:desc>Sheet1.Y3:Sheet1.Y13</svg:desc>
                </draw:g>
              </table:table-cell>
              <table:table-cell office:value-type="float" office:value="231.92">
                <text:p>231.92</text:p>
                <draw:g>
                  <svg:desc>Sheet1.Z3:Sheet1.Z13</svg:desc>
                </draw:g>
              </table:table-cell>
            </table:table-row>
            <table:table-row>
              <table:table-cell office:value-type="string">
                <text:p>20-0-0 2-0-0</text:p>
                <text:list>
                  <text:list-item>
                    <text:p>20-0-0</text:p>
                  </text:list-item>
                  <text:list-item>
                    <text:p>2-0-0</text:p>
                  </text:list-item>
                </text:list>
              </table:table-cell>
              <table:table-cell office:value-type="float" office:value="88.37">
                <text:p>88.37</text:p>
              </table:table-cell>
              <table:table-cell office:value-type="float" office:value="39.148">
                <text:p>39.148</text:p>
              </table:table-cell>
              <table:table-cell office:value-type="float" office:value="280.78">
                <text:p>280.78</text:p>
              </table:table-cell>
              <table:table-cell office:value-type="float" office:value="230.78">
                <text:p>230.78</text:p>
              </table:table-cell>
            </table:table-row>
            <table:table-row>
              <table:table-cell office:value-type="string">
                <text:p>19-0-0 4-0-0</text:p>
                <text:list>
                  <text:list-item>
                    <text:p>19-0-0</text:p>
                  </text:list-item>
                  <text:list-item>
                    <text:p>4-0-0</text:p>
                  </text:list-item>
                </text:list>
              </table:table-cell>
              <table:table-cell office:value-type="float" office:value="89.338">
                <text:p>89.338</text:p>
              </table:table-cell>
              <table:table-cell office:value-type="float" office:value="36.202">
                <text:p>36.202</text:p>
              </table:table-cell>
              <table:table-cell office:value-type="float" office:value="288.6">
                <text:p>288.6</text:p>
              </table:table-cell>
              <table:table-cell office:value-type="float" office:value="237.22">
                <text:p>237.22</text:p>
              </table:table-cell>
            </table:table-row>
            <table:table-row>
              <table:table-cell office:value-type="string">
                <text:p>18-0-0 8-0-0</text:p>
                <text:list>
                  <text:list-item>
                    <text:p>18-0-0</text:p>
                  </text:list-item>
                  <text:list-item>
                    <text:p>8-0-0</text:p>
                  </text:list-item>
                </text:list>
              </table:table-cell>
              <table:table-cell office:value-type="float" office:value="87.116">
                <text:p>87.116</text:p>
              </table:table-cell>
              <table:table-cell office:value-type="float" office:value="35.538">
                <text:p>35.538</text:p>
              </table:table-cell>
              <table:table-cell office:value-type="float" office:value="283.88">
                <text:p>283.88</text:p>
              </table:table-cell>
              <table:table-cell office:value-type="float" office:value="234.66">
                <text:p>234.66</text:p>
              </table:table-cell>
            </table:table-row>
            <table:table-row>
              <table:table-cell office:value-type="string">
                <text:p>17-0-0 16-0-0</text:p>
                <text:list>
                  <text:list-item>
                    <text:p>17-0-0</text:p>
                  </text:list-item>
                  <text:list-item>
                    <text:p>16-0-0</text:p>
                  </text:list-item>
                </text:list>
              </table:table-cell>
              <table:table-cell office:value-type="float" office:value="88.266">
                <text:p>88.266</text:p>
              </table:table-cell>
              <table:table-cell office:value-type="float" office:value="37.692">
                <text:p>37.692</text:p>
              </table:table-cell>
              <table:table-cell office:value-type="float" office:value="279.62">
                <text:p>279.62</text:p>
              </table:table-cell>
              <table:table-cell office:value-type="float" office:value="230.12">
                <text:p>230.12</text:p>
              </table:table-cell>
            </table:table-row>
            <table:table-row>
              <table:table-cell office:value-type="string">
                <text:p>16-0-0 32-0-0</text:p>
                <text:list>
                  <text:list-item>
                    <text:p>16-0-0</text:p>
                  </text:list-item>
                  <text:list-item>
                    <text:p>32-0-0</text:p>
                  </text:list-item>
                </text:list>
              </table:table-cell>
              <table:table-cell office:value-type="float" office:value="88.556">
                <text:p>88.556</text:p>
              </table:table-cell>
              <table:table-cell office:value-type="float" office:value="148.62">
                <text:p>148.62</text:p>
              </table:table-cell>
              <table:table-cell office:value-type="float" office:value="280.68">
                <text:p>280.68</text:p>
              </table:table-cell>
              <table:table-cell office:value-type="float" office:value="230.8">
                <text:p>230.8</text:p>
              </table:table-cell>
            </table:table-row>
            <table:table-row>
              <table:table-cell office:value-type="string">
                <text:p>15-0-0 64-0-0</text:p>
                <text:list>
                  <text:list-item>
                    <text:p>15-0-0</text:p>
                  </text:list-item>
                  <text:list-item>
                    <text:p>64-0-0</text:p>
                  </text:list-item>
                </text:list>
              </table:table-cell>
              <table:table-cell office:value-type="float" office:value="88.31">
                <text:p>88.31</text:p>
              </table:table-cell>
              <table:table-cell office:value-type="float" office:value="242.18">
                <text:p>242.18</text:p>
              </table:table-cell>
              <table:table-cell office:value-type="float" office:value="278.56">
                <text:p>278.56</text:p>
              </table:table-cell>
              <table:table-cell office:value-type="float" office:value="227.5">
                <text:p>227.5</text:p>
              </table:table-cell>
            </table:table-row>
            <table:table-row>
              <table:table-cell office:value-type="string">
                <text:p>14-0-0 128-0-0</text:p>
                <text:list>
                  <text:list-item>
                    <text:p>14-0-0</text:p>
                  </text:list-item>
                  <text:list-item>
                    <text:p>128-0-0</text:p>
                  </text:list-item>
                </text:list>
              </table:table-cell>
              <table:table-cell office:value-type="float" office:value="88.28">
                <text:p>88.28</text:p>
              </table:table-cell>
              <table:table-cell office:value-type="float" office:value="261.24">
                <text:p>261.24</text:p>
              </table:table-cell>
              <table:table-cell office:value-type="float" office:value="280.56">
                <text:p>280.56</text:p>
              </table:table-cell>
              <table:table-cell office:value-type="float" office:value="230.76">
                <text:p>230.76</text:p>
              </table:table-cell>
            </table:table-row>
            <table:table-row>
              <table:table-cell office:value-type="string">
                <text:p>13-0-0 256-0-0</text:p>
                <text:list>
                  <text:list-item>
                    <text:p>13-0-0</text:p>
                  </text:list-item>
                  <text:list-item>
                    <text:p>256-0-0</text:p>
                  </text:list-item>
                </text:list>
              </table:table-cell>
              <table:table-cell office:value-type="float" office:value="88.308">
                <text:p>88.308</text:p>
              </table:table-cell>
              <table:table-cell office:value-type="float" office:value="260.48">
                <text:p>260.48</text:p>
              </table:table-cell>
              <table:table-cell office:value-type="float" office:value="281.76">
                <text:p>281.76</text:p>
              </table:table-cell>
              <table:table-cell office:value-type="float" office:value="231.44">
                <text:p>231.44</text:p>
              </table:table-cell>
            </table:table-row>
            <table:table-row>
              <table:table-cell office:value-type="string">
                <text:p>12-0-0 512-0-0</text:p>
                <text:list>
                  <text:list-item>
                    <text:p>12-0-0</text:p>
                  </text:list-item>
                  <text:list-item>
                    <text:p>512-0-0</text:p>
                  </text:list-item>
                </text:list>
              </table:table-cell>
              <table:table-cell office:value-type="float" office:value="88.44">
                <text:p>88.44</text:p>
              </table:table-cell>
              <table:table-cell office:value-type="float" office:value="261.28">
                <text:p>261.28</text:p>
              </table:table-cell>
              <table:table-cell office:value-type="float" office:value="285.4">
                <text:p>285.4</text:p>
              </table:table-cell>
              <table:table-cell office:value-type="float" office:value="236.76">
                <text:p>236.76</text:p>
              </table:table-cell>
            </table:table-row>
            <table:table-row>
              <table:table-cell office:value-type="string">
                <text:p>11-0-0 1024-0-0</text:p>
                <text:list>
                  <text:list-item>
                    <text:p>11-0-0</text:p>
                  </text:list-item>
                  <text:list-item>
                    <text:p>1024-0-0</text:p>
                  </text:list-item>
                </text:list>
              </table:table-cell>
              <table:table-cell office:value-type="float" office:value="88.362">
                <text:p>88.362</text:p>
              </table:table-cell>
              <table:table-cell office:value-type="float" office:value="269.36">
                <text:p>269.36</text:p>
              </table:table-cell>
              <table:table-cell office:value-type="float" office:value="280.52">
                <text:p>280.52</text:p>
              </table:table-cell>
              <table:table-cell office:value-type="float" office:value="230.56">
                <text:p>230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586cm" svg:height="15.518cm" xlink:href=".." xlink:type="simple" chart:class="chart:line" chart:style-name="ch1">
        <chart:title svg:x="12.109cm" svg:y="0.446cm" chart:style-name="ch2">
          <text:p>cryptCudaStride</text:p>
        </chart:title>
        <chart:legend chart:legend-position="end" svg:x="23.305cm" svg:y="6.713cm" style:legend-expansion="high" chart:style-name="ch3"/>
        <chart:plot-area chart:style-name="ch4" table:cell-range-address="Sheet1.A16:Sheet1.B16 Sheet1.A18:Sheet1.B28 Sheet1.W16:Sheet1.Z16 Sheet1.W18:Sheet1.Z28" chart:data-source-has-labels="both" svg:x="1.562cm" svg:y="1.535cm" svg:width="21.192cm" svg:height="12.692cm">
          <chartooo:coordinate-region svg:x="2.369cm" svg:y="1.735cm" svg:width="20.385cm" svg:height="11.447cm"/>
          <chart:axis chart:dimension="x" chart:name="primary-x" chart:style-name="ch5" chartooo:axis-type="auto">
            <chartooo:date-scale/>
            <chart:title svg:x="10.818cm" svg:y="14.537cm" chart:style-name="ch6">
              <text:p>GridConfiguration</text:p>
            </chart:title>
            <chart:categories table:cell-range-address="Sheet1.A18:Sheet1.B28"/>
          </chart:axis>
          <chart:axis chart:dimension="y" chart:name="primary-y" chart:style-name="ch5">
            <chart:title svg:x="0.451cm" svg:y="9.618cm" chart:style-name="ch7">
              <text:p>Performance Tipes(ms)</text:p>
            </chart:title>
            <chart:grid chart:style-name="ch8" chart:class="major"/>
          </chart:axis>
          <chart:series chart:style-name="ch9" chart:values-cell-range-address="Sheet1.W18:Sheet1.W28" chart:label-cell-address="Sheet1.W16:Sheet1.W16" chart:class="chart:line">
            <chart:data-point chart:repeated="11"/>
          </chart:series>
          <chart:series chart:style-name="ch10" chart:values-cell-range-address="Sheet1.X18:Sheet1.X28" chart:label-cell-address="Sheet1.X16:Sheet1.X16" chart:class="chart:line">
            <chart:data-point chart:repeated="11"/>
          </chart:series>
          <chart:series chart:style-name="ch11" chart:values-cell-range-address="Sheet1.Y18:Sheet1.Y28" chart:label-cell-address="Sheet1.Y16:Sheet1.Y16" chart:class="chart:line">
            <chart:data-point chart:repeated="11"/>
          </chart:series>
          <chart:series chart:style-name="ch12" chart:values-cell-range-address="Sheet1.Z18:Sheet1.Z28" chart:label-cell-address="Sheet1.Z16:Sheet1.Z16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HostDevice</text:p>
                <draw:g>
                  <svg:desc>Sheet1.W16:Sheet1.W16</svg:desc>
                </draw:g>
              </table:table-cell>
              <table:table-cell office:value-type="string">
                <text:p>kernelGPU</text:p>
                <draw:g>
                  <svg:desc>Sheet1.X16:Sheet1.X16</svg:desc>
                </draw:g>
              </table:table-cell>
              <table:table-cell office:value-type="string">
                <text:p>transferDeviceHost</text:p>
                <draw:g>
                  <svg:desc>Sheet1.Y16:Sheet1.Y16</svg:desc>
                </draw:g>
              </table:table-cell>
              <table:table-cell office:value-type="string">
                <text:p>kernelCPU</text:p>
                <draw:g>
                  <svg:desc>Sheet1.Z16:Sheet1.Z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1-0-0 1-0-0</text:p>
                <text:list>
                  <text:list-item>
                    <text:p>21-0-0</text:p>
                  </text:list-item>
                  <text:list-item>
                    <text:p>1-0-0</text:p>
                  </text:list-item>
                </text:list>
                <draw:g>
                  <svg:desc>Sheet1.A18:Sheet1.B28</svg:desc>
                </draw:g>
              </table:table-cell>
              <table:table-cell office:value-type="float" office:value="88.384">
                <text:p>88.384</text:p>
                <draw:g>
                  <svg:desc>Sheet1.W18:Sheet1.W28</svg:desc>
                </draw:g>
              </table:table-cell>
              <table:table-cell office:value-type="float" office:value="189.46">
                <text:p>189.46</text:p>
                <draw:g>
                  <svg:desc>Sheet1.X18:Sheet1.X28</svg:desc>
                </draw:g>
              </table:table-cell>
              <table:table-cell office:value-type="float" office:value="281.68">
                <text:p>281.68</text:p>
                <draw:g>
                  <svg:desc>Sheet1.Y18:Sheet1.Y28</svg:desc>
                </draw:g>
              </table:table-cell>
              <table:table-cell office:value-type="float" office:value="231.92">
                <text:p>231.92</text:p>
                <draw:g>
                  <svg:desc>Sheet1.Z18:Sheet1.Z28</svg:desc>
                </draw:g>
              </table:table-cell>
            </table:table-row>
            <table:table-row>
              <table:table-cell office:value-type="string">
                <text:p>20-0-0 2-0-0</text:p>
                <text:list>
                  <text:list-item>
                    <text:p>20-0-0</text:p>
                  </text:list-item>
                  <text:list-item>
                    <text:p>2-0-0</text:p>
                  </text:list-item>
                </text:list>
              </table:table-cell>
              <table:table-cell office:value-type="float" office:value="88.37">
                <text:p>88.37</text:p>
              </table:table-cell>
              <table:table-cell office:value-type="float" office:value="122.78">
                <text:p>122.78</text:p>
              </table:table-cell>
              <table:table-cell office:value-type="float" office:value="280.78">
                <text:p>280.78</text:p>
              </table:table-cell>
              <table:table-cell office:value-type="float" office:value="230.78">
                <text:p>230.78</text:p>
              </table:table-cell>
            </table:table-row>
            <table:table-row>
              <table:table-cell office:value-type="string">
                <text:p>19-0-0 4-0-0</text:p>
                <text:list>
                  <text:list-item>
                    <text:p>19-0-0</text:p>
                  </text:list-item>
                  <text:list-item>
                    <text:p>4-0-0</text:p>
                  </text:list-item>
                </text:list>
              </table:table-cell>
              <table:table-cell office:value-type="float" office:value="89.338">
                <text:p>89.338</text:p>
              </table:table-cell>
              <table:table-cell office:value-type="float" office:value="75.776">
                <text:p>75.776</text:p>
              </table:table-cell>
              <table:table-cell office:value-type="float" office:value="288.6">
                <text:p>288.6</text:p>
              </table:table-cell>
              <table:table-cell office:value-type="float" office:value="237.22">
                <text:p>237.22</text:p>
              </table:table-cell>
            </table:table-row>
            <table:table-row>
              <table:table-cell office:value-type="string">
                <text:p>18-0-0 8-0-0</text:p>
                <text:list>
                  <text:list-item>
                    <text:p>18-0-0</text:p>
                  </text:list-item>
                  <text:list-item>
                    <text:p>8-0-0</text:p>
                  </text:list-item>
                </text:list>
              </table:table-cell>
              <table:table-cell office:value-type="float" office:value="87.116">
                <text:p>87.116</text:p>
              </table:table-cell>
              <table:table-cell office:value-type="float" office:value="46.338">
                <text:p>46.338</text:p>
              </table:table-cell>
              <table:table-cell office:value-type="float" office:value="283.88">
                <text:p>283.88</text:p>
              </table:table-cell>
              <table:table-cell office:value-type="float" office:value="234.66">
                <text:p>234.66</text:p>
              </table:table-cell>
            </table:table-row>
            <table:table-row>
              <table:table-cell office:value-type="string">
                <text:p>17-0-0 16-0-0</text:p>
                <text:list>
                  <text:list-item>
                    <text:p>17-0-0</text:p>
                  </text:list-item>
                  <text:list-item>
                    <text:p>16-0-0</text:p>
                  </text:list-item>
                </text:list>
              </table:table-cell>
              <table:table-cell office:value-type="float" office:value="88.266">
                <text:p>88.266</text:p>
              </table:table-cell>
              <table:table-cell office:value-type="float" office:value="28.256">
                <text:p>28.256</text:p>
              </table:table-cell>
              <table:table-cell office:value-type="float" office:value="279.62">
                <text:p>279.62</text:p>
              </table:table-cell>
              <table:table-cell office:value-type="float" office:value="230.12">
                <text:p>230.12</text:p>
              </table:table-cell>
            </table:table-row>
            <table:table-row>
              <table:table-cell office:value-type="string">
                <text:p>16-0-0 32-0-0</text:p>
                <text:list>
                  <text:list-item>
                    <text:p>16-0-0</text:p>
                  </text:list-item>
                  <text:list-item>
                    <text:p>32-0-0</text:p>
                  </text:list-item>
                </text:list>
              </table:table-cell>
              <table:table-cell office:value-type="float" office:value="88.556">
                <text:p>88.556</text:p>
              </table:table-cell>
              <table:table-cell office:value-type="float" office:value="11.646">
                <text:p>11.646</text:p>
              </table:table-cell>
              <table:table-cell office:value-type="float" office:value="280.68">
                <text:p>280.68</text:p>
              </table:table-cell>
              <table:table-cell office:value-type="float" office:value="230.8">
                <text:p>230.8</text:p>
              </table:table-cell>
            </table:table-row>
            <table:table-row>
              <table:table-cell office:value-type="string">
                <text:p>15-0-0 64-0-0</text:p>
                <text:list>
                  <text:list-item>
                    <text:p>15-0-0</text:p>
                  </text:list-item>
                  <text:list-item>
                    <text:p>64-0-0</text:p>
                  </text:list-item>
                </text:list>
              </table:table-cell>
              <table:table-cell office:value-type="float" office:value="88.31">
                <text:p>88.31</text:p>
              </table:table-cell>
              <table:table-cell office:value-type="float" office:value="9.5824">
                <text:p>9.5824</text:p>
              </table:table-cell>
              <table:table-cell office:value-type="float" office:value="278.56">
                <text:p>278.56</text:p>
              </table:table-cell>
              <table:table-cell office:value-type="float" office:value="227.5">
                <text:p>227.5</text:p>
              </table:table-cell>
            </table:table-row>
            <table:table-row>
              <table:table-cell office:value-type="string">
                <text:p>14-0-0 128-0-0</text:p>
                <text:list>
                  <text:list-item>
                    <text:p>14-0-0</text:p>
                  </text:list-item>
                  <text:list-item>
                    <text:p>128-0-0</text:p>
                  </text:list-item>
                </text:list>
              </table:table-cell>
              <table:table-cell office:value-type="float" office:value="88.28">
                <text:p>88.28</text:p>
              </table:table-cell>
              <table:table-cell office:value-type="float" office:value="9.2998">
                <text:p>9.2998</text:p>
              </table:table-cell>
              <table:table-cell office:value-type="float" office:value="280.56">
                <text:p>280.56</text:p>
              </table:table-cell>
              <table:table-cell office:value-type="float" office:value="230.76">
                <text:p>230.76</text:p>
              </table:table-cell>
            </table:table-row>
            <table:table-row>
              <table:table-cell office:value-type="string">
                <text:p>13-0-0 256-0-0</text:p>
                <text:list>
                  <text:list-item>
                    <text:p>13-0-0</text:p>
                  </text:list-item>
                  <text:list-item>
                    <text:p>256-0-0</text:p>
                  </text:list-item>
                </text:list>
              </table:table-cell>
              <table:table-cell office:value-type="float" office:value="88.308">
                <text:p>88.308</text:p>
              </table:table-cell>
              <table:table-cell office:value-type="float" office:value="9.0706">
                <text:p>9.0706</text:p>
              </table:table-cell>
              <table:table-cell office:value-type="float" office:value="281.76">
                <text:p>281.76</text:p>
              </table:table-cell>
              <table:table-cell office:value-type="float" office:value="231.44">
                <text:p>231.44</text:p>
              </table:table-cell>
            </table:table-row>
            <table:table-row>
              <table:table-cell office:value-type="string">
                <text:p>12-0-0 512-0-0</text:p>
                <text:list>
                  <text:list-item>
                    <text:p>12-0-0</text:p>
                  </text:list-item>
                  <text:list-item>
                    <text:p>512-0-0</text:p>
                  </text:list-item>
                </text:list>
              </table:table-cell>
              <table:table-cell office:value-type="float" office:value="88.44">
                <text:p>88.44</text:p>
              </table:table-cell>
              <table:table-cell office:value-type="float" office:value="9.052">
                <text:p>9.052</text:p>
              </table:table-cell>
              <table:table-cell office:value-type="float" office:value="285.4">
                <text:p>285.4</text:p>
              </table:table-cell>
              <table:table-cell office:value-type="float" office:value="236.76">
                <text:p>236.76</text:p>
              </table:table-cell>
            </table:table-row>
            <table:table-row>
              <table:table-cell office:value-type="string">
                <text:p>11-0-0 1024-0-0</text:p>
                <text:list>
                  <text:list-item>
                    <text:p>11-0-0</text:p>
                  </text:list-item>
                  <text:list-item>
                    <text:p>1024-0-0</text:p>
                  </text:list-item>
                </text:list>
              </table:table-cell>
              <table:table-cell office:value-type="float" office:value="88.362">
                <text:p>88.362</text:p>
              </table:table-cell>
              <table:table-cell office:value-type="float" office:value="9.0066">
                <text:p>9.0066</text:p>
              </table:table-cell>
              <table:table-cell office:value-type="float" office:value="280.52">
                <text:p>280.52</text:p>
              </table:table-cell>
              <table:table-cell office:value-type="float" office:value="230.56">
                <text:p>230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